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3744CEBE52B1A98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note">
      <style:text-properties officeooo:rsid="000f3874" officeooo:paragraph-rsid="000f3874"/>
    </style:style>
    <style:style style:name="P16" style:family="paragraph" style:parent-style-name="Footnote">
      <style:text-properties officeooo:rsid="001f5620" officeooo:paragraph-rsid="001f5620"/>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Heading_20_1" style:master-page-name="First_20_Page">
      <style:paragraph-properties style:page-number="auto"/>
    </style:style>
    <style:style style:name="P20" style:family="paragraph" style:parent-style-name="Heading_20_2">
      <style:text-properties officeooo:rsid="000f3874" officeooo:paragraph-rsid="000f3874"/>
    </style:style>
    <style:style style:name="P21" style:family="paragraph" style:parent-style-name="Heading_20_2">
      <style:text-properties officeooo:rsid="001c7038" officeooo:paragraph-rsid="001c7038"/>
    </style:style>
    <style:style style:name="P22" style:family="paragraph" style:parent-style-name="Heading_20_3">
      <style:text-properties officeooo:rsid="0010838c" officeooo:paragraph-rsid="0010838c"/>
    </style:style>
    <style:style style:name="P23" style:family="paragraph" style:parent-style-name="Heading_20_3">
      <style:text-properties officeooo:rsid="0011695f" officeooo:paragraph-rsid="0011695f"/>
    </style:style>
    <style:style style:name="P24" style:family="paragraph" style:parent-style-name="Standard" style:list-style-name="L1"/>
    <style:style style:name="P25" style:family="paragraph" style:parent-style-name="Standard">
      <style:text-properties officeooo:rsid="000e81da" officeooo:paragraph-rsid="000f3874"/>
    </style:style>
    <style:style style:name="P26" style:family="paragraph" style:parent-style-name="Standard">
      <style:text-properties officeooo:rsid="000f3874" officeooo:paragraph-rsid="000f3874"/>
    </style:style>
    <style:style style:name="P27" style:family="paragraph" style:parent-style-name="Standard">
      <style:text-properties officeooo:rsid="000f5157" officeooo:paragraph-rsid="000f5157"/>
    </style:style>
    <style:style style:name="P28" style:family="paragraph" style:parent-style-name="Standard">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29" style:family="paragraph" style:parent-style-name="Standard" style:list-style-name="L2">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30" style:family="paragraph" style:parent-style-name="Standard" style:list-style-name="L2">
      <style:text-properties style:use-window-font-color="true" loext:opacity="0%" style:font-name="Times New Roman" fo:font-size="12pt" fo:language="en" fo:country="US" fo:font-weight="normal" officeooo:rsid="0010838c" officeooo:paragraph-rsid="0010838c" style:font-name-asian="Times New Roman" style:font-size-asian="12pt" style:font-weight-asian="normal" style:font-name-complex="Times New Roman" style:font-size-complex="12pt" style:language-complex="ar" style:country-complex="SA" style:font-weight-complex="normal"/>
    </style:style>
    <style:style style:name="P31" style:family="paragraph" style:parent-style-name="Standard">
      <style:text-properties officeooo:rsid="0010838c" officeooo:paragraph-rsid="0010838c"/>
    </style:style>
    <style:style style:name="P32" style:family="paragraph" style:parent-style-name="Standard">
      <style:text-properties officeooo:rsid="0011695f" officeooo:paragraph-rsid="0011695f"/>
    </style:style>
    <style:style style:name="P33" style:family="paragraph" style:parent-style-name="Standard">
      <style:text-properties officeooo:rsid="002f9d78" officeooo:paragraph-rsid="00122a20"/>
    </style:style>
    <style:style style:name="P34" style:family="paragraph" style:parent-style-name="Standard" style:list-style-name="L5">
      <style:text-properties officeooo:rsid="002f9d78" officeooo:paragraph-rsid="0016dd41"/>
    </style:style>
    <style:style style:name="P35" style:family="paragraph" style:parent-style-name="Standard">
      <style:text-properties officeooo:rsid="00122a20" officeooo:paragraph-rsid="00122a20"/>
    </style:style>
    <style:style style:name="P36" style:family="paragraph" style:parent-style-name="Standard" style:list-style-name="L3">
      <style:text-properties officeooo:rsid="0012a47f" officeooo:paragraph-rsid="0012a47f"/>
    </style:style>
    <style:style style:name="P37" style:family="paragraph" style:parent-style-name="Standard" style:list-style-name="L3">
      <style:text-properties officeooo:rsid="00132f00" officeooo:paragraph-rsid="00132f00"/>
    </style:style>
    <style:style style:name="P38" style:family="paragraph" style:parent-style-name="Standard" style:list-style-name="L3">
      <style:text-properties officeooo:rsid="00132f63" officeooo:paragraph-rsid="00132f63"/>
    </style:style>
    <style:style style:name="P39" style:family="paragraph" style:parent-style-name="Standard" style:list-style-name="L4">
      <style:text-properties officeooo:rsid="00137cb3" officeooo:paragraph-rsid="00137cb3"/>
    </style:style>
    <style:style style:name="P40" style:family="paragraph" style:parent-style-name="Standard" style:list-style-name="L4">
      <style:text-properties officeooo:rsid="00152e56" officeooo:paragraph-rsid="00152e56"/>
    </style:style>
    <style:style style:name="P41" style:family="paragraph" style:parent-style-name="Standard">
      <style:text-properties officeooo:rsid="00152e56" officeooo:paragraph-rsid="00152e56"/>
    </style:style>
    <style:style style:name="P42" style:family="paragraph" style:parent-style-name="Standard" style:list-style-name="L5">
      <style:text-properties officeooo:rsid="0030b062" officeooo:paragraph-rsid="0016dd41"/>
    </style:style>
    <style:style style:name="P43" style:family="paragraph" style:parent-style-name="Standard" style:list-style-name="L5">
      <style:text-properties officeooo:rsid="002fe53d" officeooo:paragraph-rsid="0016dd41"/>
    </style:style>
    <style:style style:name="P44" style:family="paragraph" style:parent-style-name="Standard" style:list-style-name="L5">
      <style:text-properties officeooo:paragraph-rsid="0018b191"/>
    </style:style>
    <style:style style:name="P45" style:family="paragraph" style:parent-style-name="Standard">
      <style:text-properties officeooo:paragraph-rsid="0018b191"/>
    </style:style>
    <style:style style:name="P46" style:family="paragraph" style:parent-style-name="Standard">
      <style:text-properties officeooo:rsid="00197c88" officeooo:paragraph-rsid="00197c88"/>
    </style:style>
    <style:style style:name="P47" style:family="paragraph" style:parent-style-name="Standard">
      <style:text-properties officeooo:rsid="0019f126" officeooo:paragraph-rsid="0019f126"/>
    </style:style>
    <style:style style:name="P48" style:family="paragraph" style:parent-style-name="Standard">
      <style:text-properties officeooo:rsid="001a5d84" officeooo:paragraph-rsid="001a5d84"/>
    </style:style>
    <style:style style:name="P49" style:family="paragraph" style:parent-style-name="Standard" style:list-style-name="L3">
      <style:text-properties officeooo:rsid="001b1c73" officeooo:paragraph-rsid="001b1c73"/>
    </style:style>
    <style:style style:name="P50" style:family="paragraph" style:parent-style-name="Standard">
      <style:text-properties officeooo:rsid="001c7038" officeooo:paragraph-rsid="001c7038"/>
    </style:style>
    <style:style style:name="P51" style:family="paragraph" style:parent-style-name="Standard">
      <style:text-properties officeooo:rsid="001f5620" officeooo:paragraph-rsid="001f5620"/>
    </style:style>
    <style:style style:name="P52" style:family="paragraph" style:parent-style-name="Standard">
      <style:text-properties officeooo:rsid="001fc9a3" officeooo:paragraph-rsid="001fc9a3"/>
    </style:style>
    <style:style style:name="P53" style:family="paragraph" style:parent-style-name="Standard">
      <style:text-properties officeooo:rsid="002118ac" officeooo:paragraph-rsid="002118ac"/>
    </style:style>
    <style:style style:name="P54" style:family="paragraph" style:parent-style-name="Standard" style:list-style-name="L6">
      <style:text-properties officeooo:rsid="002118ac" officeooo:paragraph-rsid="002118ac"/>
    </style:style>
    <style:style style:name="P55" style:family="paragraph">
      <style:paragraph-properties style:writing-mode="lr-tb"/>
    </style:style>
    <style:style style:name="P56"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aeae9" style:font-size-asian="8pt" style:font-size-complex="8pt"/>
    </style:style>
    <style:style style:name="T4" style:family="text">
      <style:text-properties fo:font-size="8pt" officeooo:rsid="001afb86" style:font-size-asian="8pt" style:font-size-complex="8pt"/>
    </style:style>
    <style:style style:name="T5" style:family="text">
      <style:text-properties fo:font-size="9pt" style:font-size-asian="9pt"/>
    </style:style>
    <style:style style:name="T6" style:family="text">
      <style:text-properties style:use-window-font-color="true" loext:opacity="0%" fo:language="en" fo:country="US" officeooo:rsid="000d1caa" style:font-name-asian="Times New Roman" style:font-name-complex="Times New Roman" style:language-complex="ar" style:country-complex="SA"/>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0f3874"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1695f"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22a2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6dd41"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8b19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197c8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19f126"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1f5620"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1fc9a3"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8"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0" style:family="text">
      <style:text-properties style:use-window-font-color="true" loext:opacity="0%" style:font-name="Times New Roman" officeooo:rsid="001b1c73" style:font-name-asian="Times New Roman" style:font-name-complex="Times New Roman" style:language-complex="ar" style:country-complex="SA"/>
    </style:style>
    <style:style style:name="T21"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22" style:family="text">
      <style:text-properties style:use-window-font-color="true" loext:opacity="0%" style:font-name="Arial" fo:font-size="16pt" fo:language="en" fo:country="US" fo:font-weight="bold" officeooo:rsid="00166bed" style:letter-kerning="true" style:font-name-asian="Times New Roman" style:font-size-asian="16pt" style:font-weight-asian="bold" style:font-name-complex="Arial" style:font-size-complex="16pt" style:language-complex="ar" style:country-complex="SA" style:font-weight-complex="bold"/>
    </style:style>
    <style:style style:name="T23" style:family="text">
      <style:text-properties style:use-window-font-color="true" loext:opacity="0%" style:font-name="Arial" fo:font-size="16pt" fo:language="en" fo:country="US" fo:font-weight="bold" officeooo:rsid="001c7038" style:letter-kerning="true" style:font-name-asian="Times New Roman" style:font-size-asian="16pt" style:font-weight-asian="bold" style:font-name-complex="Arial" style:font-size-complex="16pt" style:language-complex="ar" style:country-complex="SA" style:font-weight-complex="bold"/>
    </style:style>
    <style:style style:name="T24" style:family="text">
      <style:text-properties officeooo:rsid="000f3874"/>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officeooo:rsid="0010838c"/>
    </style:style>
    <style:style style:name="T28" style:family="text">
      <style:text-properties officeooo:rsid="0011695f"/>
    </style:style>
    <style:style style:name="T29" style:family="text">
      <style:text-properties officeooo:rsid="00122a20"/>
    </style:style>
    <style:style style:name="T30" style:family="text">
      <style:text-properties officeooo:rsid="002fe53d"/>
    </style:style>
    <style:style style:name="T31" style:family="text">
      <style:text-properties officeooo:rsid="0016dd41"/>
    </style:style>
    <style:style style:name="T32" style:family="text">
      <style:text-properties officeooo:rsid="0018b191"/>
    </style:style>
    <style:style style:name="T33" style:family="text">
      <style:text-properties officeooo:rsid="0019f126"/>
    </style:style>
    <style:style style:name="T34" style:family="text">
      <style:text-properties officeooo:rsid="001c7038"/>
    </style:style>
    <style:style style:name="T35" style:family="text">
      <style:text-properties officeooo:rsid="001e0c57"/>
    </style:style>
    <style:style style:name="T36" style:family="text">
      <style:text-properties officeooo:rsid="001f5620"/>
    </style:style>
    <style:style style:name="T37" style:family="text">
      <style:text-properties officeooo:rsid="001fc9a3"/>
    </style:style>
    <style:style style:name="T3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794303437824" text:id="ct94794303437824">
          <text:insertion>
            <office:change-info>
              <dc:creator>Balazs Racz</dc:creator>
              <dc:date>2021-01-16T21:26:42</dc:date>
            </office:change-info>
          </text:insertion>
        </text:changed-region>
        <text:changed-region xml:id="ct94794304293248" text:id="ct94794304293248">
          <text:insertion>
            <office:change-info>
              <dc:creator>Balazs Racz</dc:creator>
              <dc:date>2021-01-16T21:27:12</dc:date>
            </office:change-info>
          </text:insertion>
        </text:changed-region>
        <text:changed-region xml:id="ct94794274998784" text:id="ct94794274998784">
          <text:insertion>
            <office:change-info>
              <dc:creator>Balazs Racz</dc:creator>
              <dc:date>2021-01-16T21:28:14</dc:date>
            </office:change-info>
          </text:insertion>
        </text:changed-region>
        <text:changed-region xml:id="ct94794301030880" text:id="ct94794301030880">
          <text:insertion>
            <office:change-info>
              <dc:creator>Balazs Racz</dc:creator>
              <dc:date>2021-01-16T22:53:34</dc:date>
            </office:change-info>
          </text:insertion>
        </text:changed-region>
        <text:changed-region xml:id="ct94794302643808" text:id="ct94794302643808">
          <text:insertion>
            <office:change-info>
              <dc:creator>Balazs Racz</dc:creator>
              <dc:date>2021-01-17T11:47:56</dc:date>
            </office:change-info>
          </text:insertion>
        </text:changed-region>
        <text:changed-region xml:id="ct94794300995392" text:id="ct94794300995392">
          <text:insertion>
            <office:change-info>
              <dc:creator>Balazs Racz</dc:creator>
              <dc:date>2021-01-17T11:48:01</dc:date>
            </office:change-info>
          </text:insertion>
        </text:changed-region>
        <text:changed-region xml:id="ct94794234406528" text:id="ct94794234406528">
          <text:insertion>
            <office:change-info>
              <dc:creator>Balazs Racz</dc:creator>
              <dc:date>2021-01-16T20:50:41</dc:date>
            </office:change-info>
          </text:insertion>
        </text:changed-region>
        <text:changed-region xml:id="ct94794257539296" text:id="ct94794257539296">
          <text:insertion>
            <office:change-info>
              <dc:creator>Balazs Racz</dc:creator>
              <dc:date>2021-01-16T21:19:46</dc:date>
            </office:change-info>
          </text:insertion>
        </text:changed-region>
        <text:changed-region xml:id="ct94794300299168" text:id="ct94794300299168">
          <text:insertion>
            <office:change-info>
              <dc:creator>Balazs Racz</dc:creator>
              <dc:date>2021-01-16T21:20:00</dc:date>
            </office:change-info>
          </text:insertion>
        </text:changed-region>
        <text:changed-region xml:id="ct94794301568864" text:id="ct94794301568864">
          <text:insertion>
            <office:change-info>
              <dc:creator>Balazs Racz</dc:creator>
              <dc:date>2021-01-16T21:22:15</dc:date>
            </office:change-info>
          </text:insertion>
        </text:changed-region>
        <text:changed-region xml:id="ct94794303456656" text:id="ct94794303456656">
          <text:insertion>
            <office:change-info>
              <dc:creator>Balazs Racz</dc:creator>
              <dc:date>2021-01-16T21:29:26</dc:date>
            </office:change-info>
          </text:insertion>
        </text:changed-region>
        <text:changed-region xml:id="ct94794302056768" text:id="ct94794302056768">
          <text:insertion>
            <office:change-info>
              <dc:creator>Balazs Racz</dc:creator>
              <dc:date>2021-01-16T21:30:00</dc:date>
            </office:change-info>
          </text:insertion>
        </text:changed-region>
        <text:changed-region xml:id="ct94794301178240" text:id="ct94794301178240">
          <text:insertion>
            <office:change-info>
              <dc:creator>Balazs Racz</dc:creator>
              <dc:date>2021-01-16T21:32:43</dc:date>
            </office:change-info>
          </text:insertion>
        </text:changed-region>
        <text:changed-region xml:id="ct94794270771312" text:id="ct94794270771312">
          <text:insertion>
            <office:change-info>
              <dc:creator>Balazs Racz</dc:creator>
              <dc:date>2021-01-16T21:33:00</dc:date>
            </office:change-info>
          </text:insertion>
        </text:changed-region>
        <text:changed-region xml:id="ct94794304219264" text:id="ct94794304219264">
          <text:insertion>
            <office:change-info>
              <dc:creator>Balazs Racz</dc:creator>
              <dc:date>2021-01-16T21:35:32</dc:date>
            </office:change-info>
          </text:insertion>
        </text:changed-region>
        <text:changed-region xml:id="ct94794301715216" text:id="ct94794301715216">
          <text:insertion>
            <office:change-info>
              <dc:creator>Balazs Racz</dc:creator>
              <dc:date>2021-01-16T21:36:20</dc:date>
            </office:change-info>
          </text:insertion>
        </text:changed-region>
        <text:changed-region xml:id="ct94794275800912" text:id="ct94794275800912">
          <text:insertion>
            <office:change-info>
              <dc:creator>Balazs Racz</dc:creator>
              <dc:date>2021-01-16T21:37:35</dc:date>
            </office:change-info>
          </text:insertion>
        </text:changed-region>
        <text:changed-region xml:id="ct94794258483008" text:id="ct94794258483008">
          <text:insertion>
            <office:change-info>
              <dc:creator>Balazs Racz</dc:creator>
              <dc:date>2021-01-16T21:39:23</dc:date>
            </office:change-info>
          </text:insertion>
        </text:changed-region>
        <text:changed-region xml:id="ct94794304303568" text:id="ct94794304303568">
          <text:insertion>
            <office:change-info>
              <dc:creator>Balazs Racz</dc:creator>
              <dc:date>2021-01-16T21:38:00</dc:date>
            </office:change-info>
          </text:insertion>
        </text:changed-region>
        <text:changed-region xml:id="ct94794300916016" text:id="ct94794300916016">
          <text:insertion>
            <office:change-info>
              <dc:creator>Balazs Racz</dc:creator>
              <dc:date>2021-01-16T21:39:47</dc:date>
            </office:change-info>
          </text:insertion>
        </text:changed-region>
        <text:changed-region xml:id="ct94794267880704" text:id="ct94794267880704">
          <text:insertion>
            <office:change-info>
              <dc:creator>Balazs Racz</dc:creator>
              <dc:date>2021-01-16T21:40:01</dc:date>
            </office:change-info>
          </text:insertion>
        </text:changed-region>
        <text:changed-region xml:id="ct94794301355024" text:id="ct94794301355024">
          <text:insertion>
            <office:change-info>
              <dc:creator>Balazs Racz</dc:creator>
              <dc:date>2021-01-16T21:41:00</dc:date>
            </office:change-info>
          </text:insertion>
        </text:changed-region>
        <text:changed-region xml:id="ct94794301177360" text:id="ct94794301177360">
          <text:insertion>
            <office:change-info>
              <dc:creator>Balazs Racz</dc:creator>
              <dc:date>2021-01-16T21:42:01</dc:date>
            </office:change-info>
          </text:insertion>
        </text:changed-region>
        <text:changed-region xml:id="ct94794304617088" text:id="ct94794304617088">
          <text:insertion>
            <office:change-info>
              <dc:creator>Balazs Racz</dc:creator>
              <dc:date>2021-01-16T21:46:12</dc:date>
            </office:change-info>
          </text:insertion>
        </text:changed-region>
        <text:changed-region xml:id="ct94794301373312" text:id="ct94794301373312">
          <text:insertion>
            <office:change-info>
              <dc:creator>Balazs Racz</dc:creator>
              <dc:date>2021-01-16T21:47:02</dc:date>
            </office:change-info>
          </text:insertion>
        </text:changed-region>
        <text:changed-region xml:id="ct94794274711744" text:id="ct94794274711744">
          <text:insertion>
            <office:change-info>
              <dc:creator>Balazs Racz</dc:creator>
              <dc:date>2021-01-16T21:48:07</dc:date>
            </office:change-info>
          </text:insertion>
        </text:changed-region>
        <text:changed-region xml:id="ct94794302006624" text:id="ct94794302006624">
          <text:insertion>
            <office:change-info>
              <dc:creator>Balazs Racz</dc:creator>
              <dc:date>2021-01-16T21:49:00</dc:date>
            </office:change-info>
          </text:insertion>
        </text:changed-region>
        <text:changed-region xml:id="ct94794234521760" text:id="ct94794234521760">
          <text:insertion>
            <office:change-info>
              <dc:creator>Balazs Racz</dc:creator>
              <dc:date>2021-01-16T21:50:28</dc:date>
            </office:change-info>
          </text:insertion>
        </text:changed-region>
        <text:changed-region xml:id="ct94794267865376" text:id="ct94794267865376">
          <text:insertion>
            <office:change-info>
              <dc:creator>Balazs Racz</dc:creator>
              <dc:date>2021-01-16T21:51:24</dc:date>
            </office:change-info>
          </text:insertion>
        </text:changed-region>
        <text:changed-region xml:id="ct94794286008288" text:id="ct94794286008288">
          <text:insertion>
            <office:change-info>
              <dc:creator>Balazs Racz</dc:creator>
              <dc:date>2021-01-16T21:54:00</dc:date>
            </office:change-info>
          </text:insertion>
        </text:changed-region>
        <text:changed-region xml:id="ct94794258061824" text:id="ct94794258061824">
          <text:insertion>
            <office:change-info>
              <dc:creator>Balazs Racz</dc:creator>
              <dc:date>2021-01-16T21:53:14</dc:date>
            </office:change-info>
          </text:insertion>
        </text:changed-region>
        <text:changed-region xml:id="ct94794264752416" text:id="ct94794264752416">
          <text:insertion>
            <office:change-info>
              <dc:creator>Balazs Racz</dc:creator>
              <dc:date>2021-01-16T21:54:01</dc:date>
            </office:change-info>
          </text:insertion>
        </text:changed-region>
        <text:changed-region xml:id="ct94794302014736" text:id="ct94794302014736">
          <text:insertion>
            <office:change-info>
              <dc:creator>Balazs Racz</dc:creator>
              <dc:date>2021-01-16T21:55:29</dc:date>
            </office:change-info>
          </text:insertion>
        </text:changed-region>
        <text:changed-region xml:id="ct94794234540336" text:id="ct94794234540336">
          <text:insertion>
            <office:change-info>
              <dc:creator>Balazs Racz</dc:creator>
              <dc:date>2021-01-16T21:56:00</dc:date>
            </office:change-info>
          </text:insertion>
        </text:changed-region>
        <text:changed-region xml:id="ct94794301525424" text:id="ct94794301525424">
          <text:insertion>
            <office:change-info>
              <dc:creator>Balazs Racz</dc:creator>
              <dc:date>2021-01-16T21:57:20</dc:date>
            </office:change-info>
          </text:insertion>
        </text:changed-region>
        <text:changed-region xml:id="ct94794301406096" text:id="ct94794301406096">
          <text:insertion>
            <office:change-info>
              <dc:creator>Balazs Racz</dc:creator>
              <dc:date>2021-01-16T21:58:00</dc:date>
            </office:change-info>
          </text:insertion>
        </text:changed-region>
        <text:changed-region xml:id="ct94794302037344" text:id="ct94794302037344">
          <text:insertion>
            <office:change-info>
              <dc:creator>Balazs Racz</dc:creator>
              <dc:date>2021-01-16T21:59:11</dc:date>
            </office:change-info>
          </text:insertion>
        </text:changed-region>
        <text:changed-region xml:id="ct94794259886864" text:id="ct94794259886864">
          <text:insertion>
            <office:change-info>
              <dc:creator>Balazs Racz</dc:creator>
              <dc:date>2021-01-16T22:00:04</dc:date>
            </office:change-info>
          </text:insertion>
        </text:changed-region>
        <text:changed-region xml:id="ct94794304883712" text:id="ct94794304883712">
          <text:insertion>
            <office:change-info>
              <dc:creator>Balazs Racz</dc:creator>
              <dc:date>2021-01-16T22:06:32</dc:date>
            </office:change-info>
          </text:insertion>
        </text:changed-region>
        <text:changed-region xml:id="ct94794304270864" text:id="ct94794304270864">
          <text:insertion>
            <office:change-info>
              <dc:creator>Balazs Racz</dc:creator>
              <dc:date>2021-01-16T22:07:47</dc:date>
            </office:change-info>
          </text:insertion>
        </text:changed-region>
        <text:changed-region xml:id="ct94794304950240" text:id="ct94794304950240">
          <text:insertion>
            <office:change-info>
              <dc:creator>Balazs Racz</dc:creator>
              <dc:date>2021-01-16T22:08:00</dc:date>
            </office:change-info>
          </text:insertion>
        </text:changed-region>
        <text:changed-region xml:id="ct94794303954416" text:id="ct94794303954416">
          <text:insertion>
            <office:change-info>
              <dc:creator>Balazs Racz</dc:creator>
              <dc:date>2021-01-16T22:09:11</dc:date>
            </office:change-info>
          </text:insertion>
        </text:changed-region>
        <text:changed-region xml:id="ct94794247679664" text:id="ct94794247679664">
          <text:insertion>
            <office:change-info>
              <dc:creator>Balazs Racz</dc:creator>
              <dc:date>2021-01-16T22:10:12</dc:date>
            </office:change-info>
          </text:insertion>
        </text:changed-region>
        <text:changed-region xml:id="ct94794233991920" text:id="ct94794233991920">
          <text:insertion>
            <office:change-info>
              <dc:creator>Bob Jacobsen</dc:creator>
              <dc:date>2013-04-24T08:05:00</dc:date>
            </office:change-info>
          </text:insertion>
        </text:changed-region>
        <text:changed-region xml:id="ct94794304070256" text:id="ct94794304070256">
          <text:insertion>
            <office:change-info>
              <dc:creator>Balazs Racz</dc:creator>
              <dc:date>2021-01-16T22:14:35</dc:date>
            </office:change-info>
          </text:insertion>
        </text:changed-region>
        <text:changed-region xml:id="ct94794302526624" text:id="ct94794302526624">
          <text:insertion>
            <office:change-info>
              <dc:creator>Balazs Racz</dc:creator>
              <dc:date>2021-01-16T22:15:01</dc:date>
            </office:change-info>
          </text:insertion>
        </text:changed-region>
        <text:changed-region xml:id="ct94794304220880" text:id="ct94794304220880">
          <text:insertion>
            <office:change-info>
              <dc:creator>Balazs Racz</dc:creator>
              <dc:date>2021-01-16T22:16:01</dc:date>
            </office:change-info>
          </text:insertion>
        </text:changed-region>
        <text:changed-region xml:id="ct94794285204256" text:id="ct94794285204256">
          <text:insertion>
            <office:change-info>
              <dc:creator>Balazs Racz</dc:creator>
              <dc:date>2021-01-16T22:17:33</dc:date>
            </office:change-info>
          </text:insertion>
        </text:changed-region>
        <text:changed-region xml:id="ct94794304070016" text:id="ct94794304070016">
          <text:insertion>
            <office:change-info>
              <dc:creator>Balazs Racz</dc:creator>
              <dc:date>2021-01-16T22:18:09</dc:date>
            </office:change-info>
          </text:insertion>
        </text:changed-region>
        <text:changed-region xml:id="ct94794304459312" text:id="ct94794304459312">
          <text:insertion>
            <office:change-info>
              <dc:creator>Balazs Racz</dc:creator>
              <dc:date>2021-01-16T22:19:07</dc:date>
            </office:change-info>
          </text:insertion>
        </text:changed-region>
        <text:changed-region xml:id="ct94794267875584" text:id="ct94794267875584">
          <text:insertion>
            <office:change-info>
              <dc:creator>Balazs Racz</dc:creator>
              <dc:date>2021-01-16T22:27:24</dc:date>
            </office:change-info>
          </text:insertion>
        </text:changed-region>
        <text:changed-region xml:id="ct94794304904000" text:id="ct94794304904000">
          <text:insertion>
            <office:change-info>
              <dc:creator>Balazs Racz</dc:creator>
              <dc:date>2021-01-16T22:28:00</dc:date>
            </office:change-info>
          </text:insertion>
        </text:changed-region>
        <text:changed-region xml:id="ct94794304929264" text:id="ct94794304929264">
          <text:insertion>
            <office:change-info>
              <dc:creator>Balazs Racz</dc:creator>
              <dc:date>2021-01-16T22:29:05</dc:date>
            </office:change-info>
          </text:insertion>
        </text:changed-region>
        <text:changed-region xml:id="ct94794304902976" text:id="ct94794304902976">
          <text:insertion>
            <office:change-info>
              <dc:creator>Balazs Racz</dc:creator>
              <dc:date>2021-01-16T22:30:00</dc:date>
            </office:change-info>
          </text:insertion>
        </text:changed-region>
        <text:changed-region xml:id="ct94794303801360" text:id="ct94794303801360">
          <text:insertion>
            <office:change-info>
              <dc:creator>Balazs Racz</dc:creator>
              <dc:date>2021-01-16T22:31:00</dc:date>
            </office:change-info>
          </text:insertion>
        </text:changed-region>
        <text:changed-region xml:id="ct94794300918256" text:id="ct94794300918256">
          <text:insertion>
            <office:change-info>
              <dc:creator>Balazs Racz</dc:creator>
              <dc:date>2021-01-16T22:32:42</dc:date>
            </office:change-info>
          </text:insertion>
        </text:changed-region>
        <text:changed-region xml:id="ct94794302006864" text:id="ct94794302006864">
          <text:insertion>
            <office:change-info>
              <dc:creator>Balazs Racz</dc:creator>
              <dc:date>2021-01-16T22:33:03</dc:date>
            </office:change-info>
          </text:insertion>
        </text:changed-region>
        <text:changed-region xml:id="ct94794234893152" text:id="ct94794234893152">
          <text:insertion>
            <office:change-info>
              <dc:creator>Balazs Racz</dc:creator>
              <dc:date>2021-01-16T22:32:42</dc:date>
            </office:change-info>
          </text:insertion>
        </text:changed-region>
        <text:changed-region xml:id="ct94794262004624" text:id="ct94794262004624">
          <text:insertion>
            <office:change-info>
              <dc:creator>Balazs Racz</dc:creator>
              <dc:date>2021-01-16T22:33:05</dc:date>
            </office:change-info>
          </text:insertion>
        </text:changed-region>
        <text:changed-region xml:id="ct94794301937216" text:id="ct94794301937216">
          <text:insertion>
            <office:change-info>
              <dc:creator>Balazs Racz</dc:creator>
              <dc:date>2021-01-16T22:35:21</dc:date>
            </office:change-info>
          </text:insertion>
        </text:changed-region>
        <text:changed-region xml:id="ct94794301837040" text:id="ct94794301837040">
          <text:insertion>
            <office:change-info>
              <dc:creator>Balazs Racz</dc:creator>
              <dc:date>2021-01-16T22:36:00</dc:date>
            </office:change-info>
          </text:insertion>
        </text:changed-region>
        <text:changed-region xml:id="ct94794267847360" text:id="ct94794267847360">
          <text:insertion>
            <office:change-info>
              <dc:creator>Balazs Racz</dc:creator>
              <dc:date>2021-01-16T22:37:05</dc:date>
            </office:change-info>
          </text:insertion>
        </text:changed-region>
        <text:changed-region xml:id="ct94794304993824" text:id="ct94794304993824">
          <text:insertion>
            <office:change-info>
              <dc:creator>Balazs Racz</dc:creator>
              <dc:date>2021-01-16T22:38:44</dc:date>
            </office:change-info>
          </text:insertion>
        </text:changed-region>
        <text:changed-region xml:id="ct94794304105552" text:id="ct94794304105552">
          <text:insertion>
            <office:change-info>
              <dc:creator>Balazs Racz</dc:creator>
              <dc:date>2021-01-16T22:39:06</dc:date>
            </office:change-info>
          </text:insertion>
        </text:changed-region>
        <text:changed-region xml:id="ct94794303954800" text:id="ct94794303954800">
          <text:insertion>
            <office:change-info>
              <dc:creator>Balazs Racz</dc:creator>
              <dc:date>2021-01-16T22:40:00</dc:date>
            </office:change-info>
          </text:insertion>
        </text:changed-region>
        <text:changed-region xml:id="ct94794284306768" text:id="ct94794284306768">
          <text:insertion>
            <office:change-info>
              <dc:creator>Balazs Racz</dc:creator>
              <dc:date>2021-01-17T11:25:29</dc:date>
            </office:change-info>
          </text:insertion>
        </text:changed-region>
        <text:changed-region xml:id="ct94794263809616" text:id="ct94794263809616">
          <text:insertion>
            <office:change-info>
              <dc:creator>Balazs Racz</dc:creator>
              <dc:date>2021-01-17T11:26:00</dc:date>
            </office:change-info>
          </text:insertion>
        </text:changed-region>
        <text:changed-region xml:id="ct94794263944400" text:id="ct94794263944400">
          <text:insertion>
            <office:change-info>
              <dc:creator>Balazs Racz</dc:creator>
              <dc:date>2021-01-17T11:27:21</dc:date>
            </office:change-info>
          </text:insertion>
        </text:changed-region>
        <text:changed-region xml:id="ct94794264212848" text:id="ct94794264212848">
          <text:insertion>
            <office:change-info>
              <dc:creator>Balazs Racz</dc:creator>
              <dc:date>2021-01-17T11:28:06</dc:date>
            </office:change-info>
          </text:insertion>
        </text:changed-region>
        <text:changed-region xml:id="ct94794306635280" text:id="ct94794306635280">
          <text:insertion>
            <office:change-info>
              <dc:creator>Balazs Racz</dc:creator>
              <dc:date>2021-01-17T11:29:02</dc:date>
            </office:change-info>
          </text:insertion>
        </text:changed-region>
        <text:changed-region xml:id="ct94794264148400" text:id="ct94794264148400">
          <text:insertion>
            <office:change-info>
              <dc:creator>Balazs Racz</dc:creator>
              <dc:date>2021-01-17T11:30:00</dc:date>
            </office:change-info>
          </text:insertion>
        </text:changed-region>
        <text:changed-region xml:id="ct94794264425664" text:id="ct94794264425664">
          <text:insertion>
            <office:change-info>
              <dc:creator>Balazs Racz</dc:creator>
              <dc:date>2021-01-17T11:31:00</dc:date>
            </office:change-info>
          </text:insertion>
        </text:changed-region>
        <text:changed-region xml:id="ct94794263879376" text:id="ct94794263879376">
          <text:insertion>
            <office:change-info>
              <dc:creator>Balazs Racz</dc:creator>
              <dc:date>2021-01-17T11:32:32</dc:date>
            </office:change-info>
          </text:insertion>
        </text:changed-region>
        <text:changed-region xml:id="ct94794286034880" text:id="ct94794286034880">
          <text:insertion>
            <office:change-info>
              <dc:creator>Bob Jacobsen</dc:creator>
              <dc:date>2013-04-24T08:05:00</dc:date>
            </office:change-info>
          </text:insertion>
        </text:changed-region>
        <text:changed-region xml:id="ct94794259900544" text:id="ct94794259900544">
          <text:insertion>
            <office:change-info>
              <dc:creator>Balazs Racz</dc:creator>
              <dc:date>2021-01-16T22:45:44</dc:date>
            </office:change-info>
          </text:insertion>
        </text:changed-region>
        <text:changed-region xml:id="ct94794242419520" text:id="ct94794242419520">
          <text:insertion>
            <office:change-info>
              <dc:creator>Balazs Racz</dc:creator>
              <dc:date>2021-01-16T22:46:01</dc:date>
            </office:change-info>
          </text:insertion>
        </text:changed-region>
        <text:changed-region xml:id="ct94794304974368" text:id="ct94794304974368">
          <text:insertion>
            <office:change-info>
              <dc:creator>Balazs Racz</dc:creator>
              <dc:date>2021-01-16T22:47:00</dc:date>
            </office:change-info>
          </text:insertion>
        </text:changed-region>
        <text:changed-region xml:id="ct94794234155680" text:id="ct94794234155680">
          <text:insertion>
            <office:change-info>
              <dc:creator>Balazs Racz</dc:creator>
              <dc:date>2021-01-16T22:48:02</dc:date>
            </office:change-info>
          </text:insertion>
        </text:changed-region>
        <text:changed-region xml:id="ct94794274276464" text:id="ct94794274276464">
          <text:insertion>
            <office:change-info>
              <dc:creator>Balazs Racz</dc:creator>
              <dc:date>2021-01-16T22:49:00</dc:date>
            </office:change-info>
          </text:insertion>
        </text:changed-region>
        <text:changed-region xml:id="ct94794237667280" text:id="ct94794237667280">
          <text:insertion>
            <office:change-info>
              <dc:creator>Balazs Racz</dc:creator>
              <dc:date>2021-01-16T22:50:16</dc:date>
            </office:change-info>
          </text:insertion>
        </text:changed-region>
        <text:changed-region xml:id="ct94794234559904" text:id="ct94794234559904">
          <text:insertion>
            <office:change-info>
              <dc:creator>Balazs Racz</dc:creator>
              <dc:date>2021-01-16T22:51:22</dc:date>
            </office:change-info>
          </text:insertion>
        </text:changed-region>
        <text:changed-region xml:id="ct94794230913968" text:id="ct94794230913968">
          <text:insertion>
            <office:change-info>
              <dc:creator>Balazs Racz</dc:creator>
              <dc:date>2021-01-16T23:54:15</dc:date>
            </office:change-info>
          </text:insertion>
        </text:changed-region>
        <text:changed-region xml:id="ct94794265499728" text:id="ct94794265499728">
          <text:insertion>
            <office:change-info>
              <dc:creator>Balazs Racz</dc:creator>
              <dc:date>2021-01-16T23:55:00</dc:date>
            </office:change-info>
          </text:insertion>
        </text:changed-region>
        <text:changed-region xml:id="ct94794263580080" text:id="ct94794263580080">
          <text:insertion>
            <office:change-info>
              <dc:creator>Balazs Racz</dc:creator>
              <dc:date>2021-01-17T11:39:41</dc:date>
            </office:change-info>
          </text:insertion>
        </text:changed-region>
        <text:changed-region xml:id="ct94794316488016" text:id="ct94794316488016">
          <text:insertion>
            <office:change-info>
              <dc:creator>Balazs Racz</dc:creator>
              <dc:date>2021-01-17T12:08:13</dc:date>
            </office:change-info>
          </text:insertion>
        </text:changed-region>
        <text:changed-region xml:id="ct94794303705520" text:id="ct94794303705520">
          <text:insertion>
            <office:change-info>
              <dc:creator>Balazs Racz</dc:creator>
              <dc:date>2021-01-17T11:41:59</dc:date>
            </office:change-info>
          </text:insertion>
        </text:changed-region>
        <text:changed-region xml:id="ct94794258209808" text:id="ct94794258209808">
          <text:insertion>
            <office:change-info>
              <dc:creator>Balazs Racz</dc:creator>
              <dc:date>2021-01-17T11:42:00</dc:date>
            </office:change-info>
          </text:insertion>
        </text:changed-region>
        <text:changed-region xml:id="ct94794319805328" text:id="ct94794319805328">
          <text:insertion>
            <office:change-info>
              <dc:creator>Balazs Racz</dc:creator>
              <dc:date>2021-01-17T11:43:00</dc:date>
            </office:change-info>
          </text:insertion>
        </text:changed-region>
        <text:changed-region xml:id="ct94794244029728" text:id="ct94794244029728">
          <text:insertion>
            <office:change-info>
              <dc:creator>Balazs Racz</dc:creator>
              <dc:date>2021-01-17T11:45:02</dc:date>
            </office:change-info>
          </text:insertion>
        </text:changed-region>
        <text:changed-region xml:id="ct94794308128432" text:id="ct94794308128432">
          <text:insertion>
            <office:change-info>
              <dc:creator>Balazs Racz</dc:creator>
              <dc:date>2021-01-17T11:46:05</dc:date>
            </office:change-info>
          </text:insertion>
        </text:changed-region>
        <text:changed-region xml:id="ct94794277199584" text:id="ct94794277199584">
          <text:insertion>
            <office:change-info>
              <dc:creator>Balazs Racz</dc:creator>
              <dc:date>2021-01-17T11:47:00</dc:date>
            </office:change-info>
          </text:insertion>
        </text:changed-region>
        <text:changed-region xml:id="ct94794319802320" text:id="ct94794319802320">
          <text:insertion>
            <office:change-info>
              <dc:creator>Balazs Racz</dc:creator>
              <dc:date>2021-01-17T11:48:52</dc:date>
            </office:change-info>
          </text:insertion>
        </text:changed-region>
        <text:changed-region xml:id="ct94794304783296" text:id="ct94794304783296">
          <text:insertion>
            <office:change-info>
              <dc:creator>Balazs Racz</dc:creator>
              <dc:date>2021-01-17T11:49:00</dc:date>
            </office:change-info>
          </text:insertion>
        </text:changed-region>
        <text:changed-region xml:id="ct94794304199600" text:id="ct94794304199600">
          <text:insertion>
            <office:change-info>
              <dc:creator>Balazs Racz</dc:creator>
              <dc:date>2021-01-17T11:52:56</dc:date>
            </office:change-info>
          </text:insertion>
        </text:changed-region>
        <text:changed-region xml:id="ct94794264424144" text:id="ct94794264424144">
          <text:insertion>
            <office:change-info>
              <dc:creator>Balazs Racz</dc:creator>
              <dc:date>2021-01-17T11:53:00</dc:date>
            </office:change-info>
          </text:insertion>
        </text:changed-region>
        <text:changed-region xml:id="ct94794264047440" text:id="ct94794264047440">
          <text:insertion>
            <office:change-info>
              <dc:creator>Balazs Racz</dc:creator>
              <dc:date>2021-01-17T12:00:48</dc:date>
            </office:change-info>
          </text:insertion>
        </text:changed-region>
        <text:changed-region xml:id="ct94794304164672" text:id="ct94794304164672">
          <text:insertion>
            <office:change-info>
              <dc:creator>Balazs Racz</dc:creator>
              <dc:date>2021-01-17T12:01:00</dc:date>
            </office:change-info>
          </text:insertion>
        </text:changed-region>
        <text:changed-region xml:id="ct94794263885216" text:id="ct94794263885216">
          <text:insertion>
            <office:change-info>
              <dc:creator>Balazs Racz</dc:creator>
              <dc:date>2021-01-17T11:54:23</dc:date>
            </office:change-info>
          </text:insertion>
        </text:changed-region>
        <text:changed-region xml:id="ct94794263977824" text:id="ct94794263977824">
          <text:insertion>
            <office:change-info>
              <dc:creator>Balazs Racz</dc:creator>
              <dc:date>2021-01-17T11:55:13</dc:date>
            </office:change-info>
          </text:insertion>
        </text:changed-region>
        <text:changed-region xml:id="ct94794263747936" text:id="ct94794263747936">
          <text:insertion>
            <office:change-info>
              <dc:creator>Balazs Racz</dc:creator>
              <dc:date>2021-01-17T11:57:01</dc:date>
            </office:change-info>
          </text:insertion>
        </text:changed-region>
        <text:changed-region xml:id="ct94794302333536" text:id="ct94794302333536">
          <text:insertion>
            <office:change-info>
              <dc:creator>Balazs Racz</dc:creator>
              <dc:date>2021-01-17T11:59:14</dc:date>
            </office:change-info>
          </text:insertion>
        </text:changed-region>
        <text:changed-region xml:id="ct94794263667088" text:id="ct94794263667088">
          <text:insertion>
            <office:change-info>
              <dc:creator>Balazs Racz</dc:creator>
              <dc:date>2021-01-17T12:01:24</dc:date>
            </office:change-info>
          </text:insertion>
        </text:changed-region>
        <text:changed-region xml:id="ct94794263735296" text:id="ct94794263735296">
          <text:insertion>
            <office:change-info>
              <dc:creator>Balazs Racz</dc:creator>
              <dc:date>2021-01-17T12:02:03</dc:date>
            </office:change-info>
          </text:insertion>
        </text:changed-region>
        <text:changed-region xml:id="ct94794307356048" text:id="ct94794307356048">
          <text:insertion>
            <office:change-info>
              <dc:creator>Balazs Racz</dc:creator>
              <dc:date>2021-01-17T00:39:28</dc:date>
            </office:change-info>
          </text:insertion>
        </text:changed-region>
        <text:changed-region xml:id="ct94794234760560" text:id="ct94794234760560">
          <text:insertion>
            <office:change-info>
              <dc:creator>Balazs Racz</dc:creator>
              <dc:date>2021-01-16T23:56:33</dc:date>
            </office:change-info>
          </text:insertion>
        </text:changed-region>
        <text:changed-region xml:id="ct94794304484848" text:id="ct94794304484848">
          <text:insertion>
            <office:change-info>
              <dc:creator>Balazs Racz</dc:creator>
              <dc:date>2021-01-16T23:57:00</dc:date>
            </office:change-info>
          </text:insertion>
        </text:changed-region>
        <text:changed-region xml:id="ct94794233485488" text:id="ct94794233485488">
          <text:insertion>
            <office:change-info>
              <dc:creator>Balazs Racz</dc:creator>
              <dc:date>2021-01-17T00:27:24</dc:date>
            </office:change-info>
          </text:insertion>
        </text:changed-region>
        <text:changed-region xml:id="ct94794271433008" text:id="ct94794271433008">
          <text:deletion>
            <office:change-info>
              <dc:creator>Balazs Racz</dc:creator>
              <dc:date>2021-01-17T00:27:34</dc:date>
            </office:change-info>
            <text:p text:style-name="Standard">Lorem ipsum dolor sit amet, consectetur adipiscing elit.</text:p>
          </text:deletion>
        </text:changed-region>
        <text:changed-region xml:id="ct94794261213280" text:id="ct94794261213280">
          <text:deletion>
            <office:change-info>
              <dc:creator>Balazs Racz</dc:creator>
              <dc:date>2021-01-17T00:27:34</dc:date>
            </office:change-info>
            <text:p text:style-name="Standard"><text:note text:id="ftn5"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deletion>
          <text:insertion>
            <office:change-info office:chg-author="Bob Jacobsen" office:chg-date-time="2012-04-22T15:03:00"/>
          </text:insertion>
        </text:changed-region>
        <text:changed-region xml:id="ct94794258006080" text:id="ct94794258006080">
          <text:deletion>
            <office:change-info>
              <dc:creator>Balazs Racz</dc:creator>
              <dc:date>2021-01-17T00:27:34</dc:date>
            </office:change-info>
            <text:p text:style-name="Standard"><text:s/>Fusce ornare mattis justo vitae imperdiet.</text:p>
          </text:deletion>
        </text:changed-region>
        <text:changed-region xml:id="ct94794226032080" text:id="ct94794226032080">
          <text:insertion>
            <office:change-info>
              <dc:creator>Balazs Racz</dc:creator>
              <dc:date>2021-01-17T00:27:34</dc:date>
            </office:change-info>
          </text:insertion>
        </text:changed-region>
        <text:changed-region xml:id="ct94794305485984" text:id="ct94794305485984">
          <text:insertion>
            <office:change-info>
              <dc:creator>Balazs Racz</dc:creator>
              <dc:date>2021-01-17T00:28:02</dc:date>
            </office:change-info>
          </text:insertion>
        </text:changed-region>
        <text:changed-region xml:id="ct94794271400160" text:id="ct94794271400160">
          <text:insertion>
            <office:change-info>
              <dc:creator>Balazs Racz</dc:creator>
              <dc:date>2021-01-17T12:03:22</dc:date>
            </office:change-info>
          </text:insertion>
        </text:changed-region>
        <text:changed-region xml:id="ct94794262371856" text:id="ct94794262371856">
          <text:insertion>
            <office:change-info>
              <dc:creator>Bob Jacobsen</dc:creator>
              <dc:date>2013-04-06T19:12:00</dc:date>
            </office:change-info>
          </text:insertion>
        </text:changed-region>
        <text:changed-region xml:id="ct94794258741536" text:id="ct94794258741536">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794226249760" text:id="ct94794226249760">
          <text:insertion>
            <office:change-info>
              <dc:creator>Balazs Racz</dc:creator>
              <dc:date>2021-01-17T00:29:04</dc:date>
            </office:change-info>
          </text:insertion>
        </text:changed-region>
        <text:changed-region xml:id="ct94794307353248" text:id="ct94794307353248">
          <text:insertion>
            <office:change-info>
              <dc:creator>Balazs Racz</dc:creator>
              <dc:date>2021-01-17T00:37:02</dc:date>
            </office:change-info>
          </text:insertion>
        </text:changed-region>
        <text:changed-region xml:id="ct94794304403440" text:id="ct94794304403440">
          <text:deletion>
            <office:change-info>
              <dc:creator>Balazs Racz</dc:creator>
              <dc:date>2021-01-17T00:29:24</dc:date>
            </office:change-info>
            <text:p text:style-name="Standard"><text:span text:style-name="T12"><text:s/></text:span></text:p>
          </text:deletion>
        </text:changed-region>
        <text:changed-region xml:id="ct94794262371408" text:id="ct94794262371408">
          <text:insertion>
            <office:change-info>
              <dc:creator>Bob Jacobsen</dc:creator>
              <dc:date>2013-04-06T19:12:00</dc:date>
            </office:change-info>
          </text:insertion>
        </text:changed-region>
        <text:changed-region xml:id="ct94794304273072" text:id="ct94794304273072">
          <text:deletion>
            <office:change-info>
              <dc:creator>Balazs Racz</dc:creator>
              <dc:date>2021-01-17T00:37:24</dc:date>
            </office:change-info>
            <text:h text:style-name="Heading_20_2" text:outline-level="2">States</text:h>
          </text:deletion>
          <text:insertion>
            <office:change-info office:chg-author="Bob Jacobsen" office:chg-date-time="2013-04-06T19:12:00"/>
          </text:insertion>
        </text:changed-region>
        <text:changed-region xml:id="ct94794304718096" text:id="ct94794304718096">
          <text:insertion>
            <office:change-info>
              <dc:creator>Balazs Racz</dc:creator>
              <dc:date>2021-01-17T00:37:24</dc:date>
            </office:change-info>
          </text:insertion>
        </text:changed-region>
        <text:changed-region xml:id="ct94794300858272" text:id="ct94794300858272">
          <text:insertion>
            <office:change-info>
              <dc:creator>Bob Jacobsen</dc:creator>
              <dc:date>2013-04-06T19:12:00</dc:date>
            </office:change-info>
          </text:insertion>
        </text:changed-region>
        <text:changed-region xml:id="ct94794301940576" text:id="ct94794301940576">
          <text:insertion>
            <office:change-info>
              <dc:creator>Balazs Racz</dc:creator>
              <dc:date>2021-01-17T00:40:11</dc:date>
            </office:change-info>
          </text:insertion>
        </text:changed-region>
        <text:changed-region xml:id="ct94794304281616" text:id="ct94794304281616">
          <text:insertion>
            <office:change-info>
              <dc:creator>Balazs Racz</dc:creator>
              <dc:date>2021-01-17T00:42:34</dc:date>
            </office:change-info>
          </text:insertion>
        </text:changed-region>
        <text:changed-region xml:id="ct94794227006240" text:id="ct94794227006240">
          <text:insertion>
            <office:change-info>
              <dc:creator>Balazs Racz</dc:creator>
              <dc:date>2021-01-17T00:40:11</dc:date>
            </office:change-info>
          </text:insertion>
        </text:changed-region>
        <text:changed-region xml:id="ct94794226283200" text:id="ct94794226283200">
          <text:deletion>
            <office:change-info>
              <dc:creator>Balazs Racz</dc:creator>
              <dc:date>2021-01-17T00:52:21</dc:date>
            </office:change-info>
            <text:h text:style-name="Heading_20_3" text:outline-level="3">Cum sociis natoque penatibus et magnis dis parturient montes, nascetur ridiculus mus.</text:h>
          </text:deletion>
          <text:insertion>
            <office:change-info office:chg-author="Bob Jacobsen" office:chg-date-time="2013-04-06T19:12:00"/>
          </text:insertion>
        </text:changed-region>
        <text:changed-region xml:id="ct94794304082048" text:id="ct94794304082048">
          <text:insertion>
            <office:change-info>
              <dc:creator>Bob Jacobsen</dc:creator>
              <dc:date>2013-04-06T19:12:00</dc:date>
            </office:change-info>
          </text:insertion>
        </text:changed-region>
        <text:changed-region xml:id="ct94794278407712" text:id="ct94794278407712">
          <text:insertion>
            <office:change-info>
              <dc:creator>Balazs Racz</dc:creator>
              <dc:date>2021-01-17T00:53:02</dc:date>
            </office:change-info>
          </text:insertion>
        </text:changed-region>
        <text:changed-region xml:id="ct94794233589648" text:id="ct94794233589648">
          <text:insertion>
            <office:change-info>
              <dc:creator>Balazs Racz</dc:creator>
              <dc:date>2021-01-17T00:56:02</dc:date>
            </office:change-info>
          </text:insertion>
        </text:changed-region>
        <text:changed-region xml:id="ct94794308044208" text:id="ct94794308044208">
          <text:insertion>
            <office:change-info>
              <dc:creator>Balazs Racz</dc:creator>
              <dc:date>2021-01-17T00:57:00</dc:date>
            </office:change-info>
          </text:insertion>
        </text:changed-region>
        <text:changed-region xml:id="ct94794282084112" text:id="ct94794282084112">
          <text:insertion>
            <office:change-info>
              <dc:creator>Balazs Racz</dc:creator>
              <dc:date>2021-01-17T12:10:07</dc:date>
            </office:change-info>
          </text:insertion>
        </text:changed-region>
        <text:changed-region xml:id="ct94794307467808" text:id="ct94794307467808">
          <text:insertion>
            <office:change-info>
              <dc:creator>Balazs Racz</dc:creator>
              <dc:date>2021-01-17T12:11:00</dc:date>
            </office:change-info>
          </text:insertion>
        </text:changed-region>
        <text:changed-region xml:id="ct94794301690064" text:id="ct94794301690064">
          <text:insertion>
            <office:change-info>
              <dc:creator>Balazs Racz</dc:creator>
              <dc:date>2021-01-17T12:12:08</dc:date>
            </office:change-info>
          </text:insertion>
        </text:changed-region>
        <text:changed-region xml:id="ct94794304278368" text:id="ct94794304278368">
          <text:insertion>
            <office:change-info>
              <dc:creator>Bob Jacobsen</dc:creator>
              <dc:date>2013-04-06T19:12:00</dc:date>
            </office:change-info>
          </text:insertion>
        </text:changed-region>
        <text:changed-region xml:id="ct94794260172256" text:id="ct94794260172256">
          <text:insertion>
            <office:change-info>
              <dc:creator>Balazs Racz</dc:creator>
              <dc:date>2021-01-17T00:53:17</dc:date>
            </office:change-info>
          </text:insertion>
        </text:changed-region>
        <text:changed-region xml:id="ct94794305465104" text:id="ct94794305465104">
          <text:insertion>
            <office:change-info>
              <dc:creator>Balazs Racz</dc:creator>
              <dc:date>2021-01-17T00:54:04</dc:date>
            </office:change-info>
          </text:insertion>
        </text:changed-region>
        <text:changed-region xml:id="ct94794263296032" text:id="ct94794263296032">
          <text:deletion>
            <office:change-info>
              <dc:creator>Balazs Racz</dc:creator>
              <dc:date>2021-01-17T00:10:34</dc:date>
            </office:change-info>
            <text:h text:style-name="Heading_20_1" text:outline-level="1">Background</text:h>
          </text:deletion>
          <text:insertion>
            <office:change-info office:chg-author="Bob Jacobsen" office:chg-date-time="2013-04-06T19:13:00"/>
          </text:insertion>
        </text:changed-region>
        <text:changed-region xml:id="ct94794301605184" text:id="ct94794301605184">
          <text:insertion>
            <office:change-info>
              <dc:creator>Balazs Racz</dc:creator>
              <dc:date>2021-01-17T00:10:34</dc:date>
            </office:change-info>
          </text:insertion>
        </text:changed-region>
        <text:changed-region xml:id="ct94794262365200" text:id="ct94794262365200">
          <text:deletion>
            <office:change-info>
              <dc:creator>Bob Jacobsen</dc:creator>
              <dc:date>2013-04-06T19:13:00</dc:date>
            </office:change-info>
            <text:h text:style-name="Heading_20_1" text:outline-level="1"><text:span text:style-name="T22">Section Title</text:span></text:h>
          </text:deletion>
        </text:changed-region>
        <text:changed-region xml:id="ct94794237521456" text:id="ct94794237521456">
          <text:insertion>
            <office:change-info>
              <dc:creator>Balazs Racz</dc:creator>
              <dc:date>2021-01-17T00:12:10</dc:date>
            </office:change-info>
          </text:insertion>
        </text:changed-region>
        <text:changed-region xml:id="ct94794281028320" text:id="ct94794281028320">
          <text:insertion>
            <office:change-info>
              <dc:creator>Balazs Racz</dc:creator>
              <dc:date>2021-01-17T00:19:57</dc:date>
            </office:change-info>
          </text:insertion>
        </text:changed-region>
        <text:changed-region xml:id="ct94794303501968" text:id="ct94794303501968">
          <text:insertion>
            <office:change-info>
              <dc:creator>Balazs Racz</dc:creator>
              <dc:date>2021-01-17T00:20:37</dc:date>
            </office:change-info>
          </text:insertion>
        </text:changed-region>
        <text:changed-region xml:id="ct94794300068048" text:id="ct94794300068048">
          <text:insertion>
            <office:change-info>
              <dc:creator>Balazs Racz</dc:creator>
              <dc:date>2021-01-17T00:21:37</dc:date>
            </office:change-info>
          </text:insertion>
        </text:changed-region>
        <text:changed-region xml:id="ct94794307226720" text:id="ct94794307226720">
          <text:insertion>
            <office:change-info>
              <dc:creator>Balazs Racz</dc:creator>
              <dc:date>2021-01-17T00:22:19</dc:date>
            </office:change-info>
          </text:insertion>
        </text:changed-region>
        <text:changed-region xml:id="ct94794226251008" text:id="ct94794226251008">
          <text:insertion>
            <office:change-info>
              <dc:creator>Balazs Racz</dc:creator>
              <dc:date>2021-01-17T00:25:37</dc:date>
            </office:change-info>
          </text:insertion>
        </text:changed-region>
        <text:changed-region xml:id="ct94794260109936" text:id="ct94794260109936">
          <text:insertion>
            <office:change-info>
              <dc:creator>Balazs Racz</dc:creator>
              <dc:date>2021-01-17T00:23:07</dc:date>
            </office:change-info>
          </text:insertion>
        </text:changed-region>
        <text:changed-region xml:id="ct94794306528336" text:id="ct94794306528336">
          <text:insertion>
            <office:change-info>
              <dc:creator>Balazs Racz</dc:creator>
              <dc:date>2021-01-16T21:19:28</dc:date>
            </office:change-info>
          </text:insertion>
        </text:changed-region>
        <text:changed-region xml:id="ct94794305963456" text:id="ct94794305963456">
          <text:deletion>
            <office:change-info>
              <dc:creator>Balazs Racz</dc:creator>
              <dc:date>2021-01-17T00:11:09</dc:date>
            </office:change-info>
            <text:p text:style-name="P4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794232530784" text:id="ct94794232530784">
          <text:insertion>
            <office:change-info>
              <dc:creator>Balazs Racz</dc:creator>
              <dc:date>2021-01-17T00:30:04</dc:date>
            </office:change-info>
          </text:insertion>
        </text:changed-region>
        <text:changed-region xml:id="ct94794305384480" text:id="ct94794305384480">
          <text:insertion>
            <office:change-info>
              <dc:creator>Balazs Racz</dc:creator>
              <dc:date>2021-01-17T00:31:20</dc:date>
            </office:change-info>
          </text:insertion>
        </text:changed-region>
        <text:changed-region xml:id="ct94794261653184" text:id="ct94794261653184">
          <text:insertion>
            <office:change-info>
              <dc:creator>Balazs Racz</dc:creator>
              <dc:date>2021-01-17T00:32:24</dc:date>
            </office:change-info>
          </text:insertion>
        </text:changed-region>
        <text:changed-region xml:id="ct94794265476144" text:id="ct94794265476144">
          <text:insertion>
            <office:change-info>
              <dc:creator>Balazs Racz</dc:creator>
              <dc:date>2021-01-17T00:33:00</dc:date>
            </office:change-info>
          </text:insertion>
        </text:changed-region>
        <text:changed-region xml:id="ct94794258918880" text:id="ct94794258918880">
          <text:insertion>
            <office:change-info>
              <dc:creator>Balazs Racz</dc:creator>
              <dc:date>2021-01-17T00:34:01</dc:date>
            </office:change-info>
          </text:insertion>
        </text:changed-region>
        <text:changed-region xml:id="ct94794243812368" text:id="ct94794243812368">
          <text:insertion>
            <office:change-info>
              <dc:creator>Balazs Racz</dc:creator>
              <dc:date>2021-01-17T00:35:00</dc:date>
            </office:change-info>
          </text:insertion>
        </text:changed-region>
        <text:changed-region xml:id="ct94794304222304" text:id="ct94794304222304">
          <text:insertion>
            <office:change-info>
              <dc:creator>Balazs Racz</dc:creator>
              <dc:date>2021-01-17T00:36:00</dc:date>
            </office:change-info>
          </text:insertion>
        </text:changed-region>
        <text:changed-region xml:id="ct94794257558096" text:id="ct94794257558096">
          <text:deletion>
            <office:change-info>
              <dc:creator>Balazs Racz</dc:creator>
              <dc:date>2021-01-17T11:32:57</dc:date>
            </office:change-info>
            <text:h text:style-name="Heading_20_1" text:outline-level="1">Section Title</text:h>
          </text:deletion>
        </text:changed-region>
        <text:changed-region xml:id="ct94794257560288" text:id="ct94794257560288">
          <text:insertion>
            <office:change-info>
              <dc:creator>Balazs Racz</dc:creator>
              <dc:date>2021-01-17T11:32:57</dc:date>
            </office:change-info>
          </text:insertion>
        </text:changed-region>
        <text:changed-region xml:id="ct94794246827328" text:id="ct94794246827328">
          <text:deletion>
            <office:change-info>
              <dc:creator>Balazs Racz</dc:creator>
              <dc:date>2021-01-17T11:33:09</dc:date>
            </office:change-info>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79832242" text:style-name="L1">
              <text:list-item>
                <text:p text:style-name="P24">Lorem ipsum dolor sit amet, consectetur adipiscing elit. </text:p>
              </text:list-item>
            </text:list>
            <text:p text:style-name="Standard">Sed consectetur, ipsum et egestas accumsan, felis erat ornare mauris, sit amet suscipit ante orci sed massa.</text:p>
          </text:deletion>
        </text:changed-region>
        <text:changed-region xml:id="ct94794263114720" text:id="ct9479426311472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bookmark-start text:name="__RefHeading___Toc3657_230736179"/>Introduction<text:bookmark-end text:name="__RefHeading___Toc3657_230736179"/><text:change-start text:change-id="ct94794234406528"/></text:h>
      <text:p text:style-name="P26"><text:change-end text:change-id="ct94794234406528"/><text:change-start text:change-id="ct94794257539296"/>This Technical Note provides background <text:span text:style-name="T7">information</text:span> and commentary <text:change-end text:change-id="ct94794257539296"/><text:change-start text:change-id="ct94794300299168"/>to the OpenLCB Train Search Protocol Standard.<text:change-end text:change-id="ct94794300299168"/><text:change-start text:change-id="ct94794301568864"/> This document is not intended to be read standalone, but in <text:span text:style-name="T7">parallel to the matching Standard.</text:span></text:p>
      <text:h text:style-name="P20" text:outline-level="2"><text:bookmark-start text:name="__RefHeading___Toc3659_230736179"/>Background<text:bookmark-end text:name="__RefHeading___Toc3659_230736179"/></text:h>
      <text:h text:style-name="P22" text:outline-level="3"><text:bookmark-start text:name="__RefHeading___Toc3661_230736179"/>Relation to Traction Protocol<text:bookmark-end text:name="__RefHeading___Toc3661_230736179"/></text:h>
      <text:p text:style-name="P25">The OpenLCB Network is a peer-to-peer network where Nodes connected to <text:span text:style-name="T24">the network </text:span>can communicate <text:span text:style-name="T24">with each other </text:span>using the OpenLCB <text:span text:style-name="T8">N</text:span>etwork Protocols. These protocols are organize<text:span text:style-name="T24">d</text:span> around the different OSI layers, and <text:span text:style-name="T7">to achieve an</text:span> end-to-end use-case a multitude of protocols <text:span text:style-name="T7">are typically</text:span> used, from different layers<text:note text:id="ftn0" text:note-class="footnote"><text:note-citation>1</text:note-citation><text:note-body><text:p text:style-name="P15"><text:change-start text:change-id="ct94794303437824"/>Example: The Memory Configuration Protocol is using the Datagram Protocol as a supporting layer.<text:change-end text:change-id="ct94794303437824"/></text:p></text:note-body></text:note>, <text:span text:style-name="T24">or in a complementary manner</text:span><text:span text:style-name="T24"><text:note text:id="ftn2" text:note-class="footnote"><text:note-citation>2</text:note-citation><text:note-body><text:p text:style-name="P15"><text:change-start text:change-id="ct94794304293248"/>Example: <text:span text:style-name="T19">for end users to configure an OpenLCB Node, the Memory Configuration Protocol is </text:span><text:change-end text:change-id="ct94794304293248"/><text:change-start text:change-id="ct94794274998784"/><text:span text:style-name="T19">expanded with the Configuration Description Information protocol to describe what configuration settings are available at which memory offsets.</text:span><text:change-end text:change-id="ct94794274998784"/></text:p></text:note-body></text:note></text:span>.<text:change-end text:change-id="ct94794301568864"/><text:change-start text:change-id="ct94794303456656"/></text:p>
      <text:p text:style-name="P27">Some of these protocols are <text:span text:style-name="T25">broadcast</text:span><text:span text:style-name="T26">, meaning that all Nodes receive the messages of the interaction; other protocols are </text:span><text:span text:style-name="T25">addressed</text:span><text:span text:style-name="T26">, meaning the interaction takes place between</text:span><text:change-end text:change-id="ct94794303456656"/><text:change-start text:change-id="ct94794302056768"/><text:span text:style-name="T26"> two specific Nodes, and other Nodes do not receive the messages of the interaction. </text:span><text:change-end text:change-id="ct94794302056768"/><text:change-start text:change-id="ct94794301178240"/><text:span text:style-name="T26">In order for an addressed interaction to take place, the initiating Node needs </text:span><text:change-end text:change-id="ct94794301178240"/><text:change-start text:change-id="ct94794270771312"/><text:span text:style-name="T26">to know the Node ID of the target Node. This generally requires some broadcast </text:span><text:change-end text:change-id="ct94794270771312"/><text:change-start text:change-id="ct94794304219264"/><text:span text:style-name="T26">protocol using which the initiating Node can discover the possible target Nodes</text:span><text:change-end text:change-id="ct94794304219264"/><text:change-start text:change-id="ct94794301715216"/><text:span text:style-name="T26">, and present these on a user interface to the user to select.</text:span><text:change-end text:change-id="ct94794301715216"/><text:change-start text:change-id="ct94794275800912"/></text:p>
      <text:p text:style-name="P28"><text:change-end text:change-id="ct94794275800912"/><text:change-start text:change-id="ct94794258483008"/>Considering the interaction of a user using an OpenLCB-connected Throttle<text:change-end text:change-id="ct94794258483008"/><text:change-start text:change-id="ct94794304303568"/> <text:change-end text:change-id="ct94794304303568"/><text:change-start text:change-id="ct94794300916016"/>to communicate to an OpenLCB-connected Train<text:change-end text:change-id="ct94794300916016"/><text:change-start text:change-id="ct94794267880704"/>, or an OpenLCB-connected Command Station, we have two protocols that are part of this interaction:</text:p>
      <text:list xml:id="list3927868488" text:style-name="L2">
        <text:list-item>
          <text:p text:style-name="P29">The Traction Protoco<text:change-end text:change-id="ct94794267880704"/><text:change-start text:change-id="ct94794301355024"/>l defines the addressed interactions <text:span text:style-name="T27">related to driving a train, such as setting speed and direction, or operating functions. It takes place between one Throttle and one or more Train Node(s) that are controlled.</text:span></text:p>
        </text:list-item>
        <text:list-item>
          <text:p text:style-name="P30"><text:change-end text:change-id="ct94794301355024"/><text:change-start text:change-id="ct94794301177360"/>The Train Search Protocol is a broadcast protocol that specifies interactions needed for the Throttle to identify the Node ID of the Train Node that the user intends to drive.<text:change-end text:change-id="ct94794301177360"/><text:change-start text:change-id="ct94794304617088"/></text:p>
        </text:list-item>
      </text:list>
      <text:h text:style-name="P22" text:outline-level="3"><text:bookmark-start text:name="__RefHeading___Toc3663_230736179"/>Relation to Legacy Track Protocols<text:bookmark-end text:name="__RefHeading___Toc3663_230736179"/></text:h>
      <text:p text:style-name="P31"><text:change-end text:change-id="ct94794304617088"/><text:change-start text:change-id="ct94794301373312"/>Trains may or may not be equipped with the necessary technology to <text:change-end text:change-id="ct94794301373312"/><text:change-start text:change-id="ct94794274711744"/>directly participate in the OpenLCB Network. For now and the foreseeable future, an overwhelming majority of digitally controlled trains wil<text:change-end text:change-id="ct94794274711744"/><text:change-start text:change-id="ct94794302006624"/>l be using a mobile decoder that operates using an existing standard or <text:soft-page-break/>proprietary method of transmitting commands to the mobile decoder through the track, such as the <text:span text:style-name="T7">NMRA®</text:span> <text:span text:style-name="T7">DCC®</text:span> protocol suite.<text:change-end text:change-id="ct94794302006624"/><text:change-start text:change-id="ct94794234521760"/></text:p>
      <text:p text:style-name="P31">In such a setting, there is a centralized component called Command Station<text:change-end text:change-id="ct94794234521760"/><text:change-start text:change-id="ct94794267865376"/> which is responsible for generating the track protocol <text:span text:style-name="T28">signal. This device has to receive</text:span><text:change-end text:change-id="ct94794267865376"/><text:change-start text:change-id="ct94794286008288"/><text:span text:style-name="T28"> </text:span><text:change-end text:change-id="ct94794286008288"/><text:change-start text:change-id="ct94794258061824"/><text:span text:style-name="T28">commands from the Throttles</text:span><text:change-end text:change-id="ct94794258061824"/><text:change-start text:change-id="ct94794264752416"/><text:span text:style-name="T28">, and translate them to remote control the mobile decoders </text:span><text:span text:style-name="T9">built into the trains rolling on the track. </text:span><text:change-end text:change-id="ct94794264752416"/><text:change-start text:change-id="ct94794302014736"/><text:span text:style-name="T9">The Command Station is then responsible for participating on the OpenLCB Network and representing the remote trains</text:span><text:change-end text:change-id="ct94794302014736"/><text:change-start text:change-id="ct94794234540336"/><text:span text:style-name="T9">. The Traction Protocol requires each train to be a separate OpenLCB Node with its own Node ID, therefore the one Command Station device will be operating a number of Virtual Nodes</text:span><text:change-end text:change-id="ct94794234540336"/><text:change-start text:change-id="ct94794301525424"/><text:span text:style-name="T9">, one per actively controlled train. All of these Virtual Train Nodes participate in the Train Search Protocol so that Throttles can discover, find and operate the trains connected to the track.</text:span></text:p>
      <text:p text:style-name="P32"><text:span text:style-name="T7">An important question then becomes: ho</text:span><text:change-end text:change-id="ct94794301525424"/><text:change-start text:change-id="ct94794301406096"/><text:span text:style-name="T7">w does the Command Station know </text:span><text:change-end text:change-id="ct94794301406096"/><text:change-start text:change-id="ct94794302037344"/><text:span text:style-name="T7">when the user intends to address a new train on the track that does not yet have a matching Virtual Train Node</text:span><text:change-end text:change-id="ct94794302037344"/><text:change-start text:change-id="ct94794259886864"/><text:span text:style-name="T7">. The Train Search Protocol addresses this use-case as well.</text:span></text:p>
      <text:h text:style-name="P23" text:outline-level="3"><text:bookmark-start text:name="__RefHeading___Toc3665_230736179"/>Relation to other Search and Discovery <text:span text:style-name="T21">P</text:span>rotocols<text:bookmark-end text:name="__RefHeading___Toc3665_230736179"/></text:h>
      <text:p text:style-name="P33"><text:change-end text:change-id="ct94794259886864"/><text:change-start text:change-id="ct94794304883712"/>Note that th<text:span text:style-name="T10">e existence of Train Search Protocol</text:span> does not exclude other methods and standards, including some not yet developed, for the same or similar purposes.<text:change-end text:change-id="ct94794304883712"/><text:change-start text:change-id="ct94794304270864"/> <text:span text:style-name="T29">There are also possibilities of using less capable existing St</text:span><text:change-end text:change-id="ct94794304270864"/><text:change-start text:change-id="ct94794304950240"/><text:span text:style-name="T29">andards to achieve similar results (covering some but not all use-cases), albeit at a higher cost for the Throttle Node in terms of the necessary </text:span><text:change-end text:change-id="ct94794304950240"/><text:change-start text:change-id="ct94794303954416"/><text:span text:style-name="T10">resources (above all RAM) and higher number of network messages to send and keep track of.</text:span><text:change-end text:change-id="ct94794303954416"/><text:change-start text:change-id="ct94794247679664"/></text:p>
      <text:p text:style-name="P35"><text:span text:style-name="T10">S</text:span><text:span text:style-name="T7">ome of these options are described in the Alternatives Considered section below (TODO: replace with reference).</text:span><text:change-end text:change-id="ct94794247679664"/><text:change-start text:change-id="ct94794233991920"/></text:p>
      <text:h text:style-name="Heading_20_2" text:outline-level="2"><text:bookmark-start text:name="__RefHeading___Toc3667_230736179"/>Served Use Cases<text:bookmark-end text:name="__RefHeading___Toc3667_230736179"/><text:change-end text:change-id="ct94794233991920"/><text:change-start text:change-id="ct94794304070256"/></text:h>
      <text:list xml:id="list1353572870" text:style-name="L3">
        <text:list-item>
          <text:p text:style-name="P36">The User is holding a Throttle connected <text:span text:style-name="T7">t</text:span>o the <text:change-end text:change-id="ct94794304070256"/><text:change-start text:change-id="ct94794302526624"/><text:span text:style-name="T7">OpenLCB Network. The Throttle has a numeric keypad and no screen. The user types in the four digit </text:span><text:change-end text:change-id="ct94794302526624"/><text:change-start text:change-id="ct94794304220880"/><text:span text:style-name="T7">cab number they see on the locomotive and presses the Enter key. </text:span><text:change-end text:change-id="ct94794304220880"/><text:change-start text:change-id="ct94794285204256"/><text:span text:style-name="T7">The Throttle uses the Train Search Protocol to find the matching </text:span><text:change-end text:change-id="ct94794285204256"/><text:change-start text:change-id="ct94794304070016"/><text:span text:style-name="T7">OpenLCB Node. Then the throttle uses the Traction Protocol to </text:span><text:change-end text:change-id="ct94794304070016"/><text:change-start text:change-id="ct94794304459312"/><text:span text:style-name="T7">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37"><text:change-end text:change-id="ct94794304459312"/><text:change-start text:change-id="ct94794267875584"/><text:span text:style-name="T7">The user owns a locomotive with </text:span><text:change-end text:change-id="ct94794267875584"/><text:change-start text:change-id="ct94794304904000"/><text:span text:style-name="T7">road number 474 014 with a legacy track protocol decoder. The user does not remember what address is assigned to the decoder, but there is a Roster (</text:span><text:change-end text:change-id="ct94794304904000"/><text:change-start text:change-id="ct94794304929264"/><text:span text:style-name="T7">locomotive database) in the Command Station, which has a record of the track address, and the name “Re 474 014” is assigned to this record. The </text:span><text:change-end text:change-id="ct94794304929264"/><text:change-start text:change-id="ct94794304902976"/><text:span text:style-name="T7">user has a Throttle with a numeric keypad and a screen, and types in 474 on the keypad. The Throttle uses the Train Search Protocol to look for matching entries on the network. The Command Station search</text:span><text:change-end text:change-id="ct94794304902976"/><text:change-start text:change-id="ct94794303801360"/><text:span text:style-name="T7">es through the Roster, instantiates the matching Virtual Nodes, provides the list of matching Node IDs to the Throttle. The Throttle queries the user-visible names of those Node</text:span><text:change-end text:change-id="ct94794303801360"/><text:change-start text:change-id="ct94794300918256"/><text:span text:style-name="T7">s using the Simple Node Information Protocol and presents a list to the user to select from. The user selects </text:span><text:change-end text:change-id="ct94794300918256"/><text:change-start text:change-id="ct94794302006864"/><text:span text:style-name="T7">“Re </text:span><text:change-end text:change-id="ct94794302006864"/><text:change-start text:change-id="ct94794234893152"/><text:span text:style-name="T7">474 014</text:span><text:change-end text:change-id="ct94794234893152"/><text:change-start text:change-id="ct94794262004624"/><text:span text:style-name="T7">”, and starts driving the train.</text:span><text:change-end text:change-id="ct94794262004624"/><text:change-start text:change-id="ct94794301937216"/></text:p>
        </text:list-item>
        <text:list-item>
          <text:p text:style-name="P38"><text:soft-page-break/><text:span text:style-name="T7">The user purchased a new locomotive which came with a Marklin-M</text:span><text:change-end text:change-id="ct94794301937216"/><text:change-start text:change-id="ct94794301837040"/><text:span text:style-name="T7">otorola format mobile decoder with address 72. The user puts it onto the track, types in 72 on the throttle, selects the Marklin-Motorola track protocol using option keys, and presses Enter. The user is in control of the locomotive.</text:span><text:change-end text:change-id="ct94794301837040"/><text:change-start text:change-id="ct94794267847360"/></text:p>
        </text:list-item>
        <text:list-item>
          <text:p text:style-name="P38"><text:change-end text:change-id="ct94794267847360"/><text:change-start text:change-id="ct94794304993824"/><text:span text:style-name="T7">A friend comes over and brings a DCC-equipped locomotive with them. </text:span><text:change-end text:change-id="ct94794304993824"/><text:change-start text:change-id="ct94794304105552"/><text:span text:style-name="T7">They warn that the locomotive has a very old decoder. The user enters the address on the Throttle, selects the DCC-14-speed-step protocol using option keys, and presses </text:span><text:change-end text:change-id="ct94794304105552"/><text:change-start text:change-id="ct94794303954800"/><text:span text:style-name="T7">Enter. The user is in control of the locomotive.</text:span><text:change-end text:change-id="ct94794303954800"/><text:change-start text:change-id="ct94794284306768"/></text:p>
        </text:list-item>
        <text:list-item>
          <text:p text:style-name="P49"><text:span text:style-name="T7">A Gateway device connects a proprietary layout control bus to OpenLCB. Throttles connected </text:span><text:change-end text:change-id="ct94794284306768"/><text:change-start text:change-id="ct94794263809616"/><text:span text:style-name="T7">to the proprietary bus select locomotives by a DCC address. The Gateway device intercepts these messages and sends out Train Search </text:span><text:change-end text:change-id="ct94794263809616"/><text:change-start text:change-id="ct94794263944400"/><text:span text:style-name="T7">Protocol messages to the OpenLCB bus. A DCC Command Station connected to the OpenLCB bus </text:span><text:change-end text:change-id="ct94794263944400"/><text:change-start text:change-id="ct94794264212848"/><text:span text:style-name="T7">creates Virtual Train Nodes for the intended locomotives. A radio-equipped OpenLCB locomotive that has a</text:span><text:change-end text:change-id="ct94794264212848"/><text:change-start text:change-id="ct94794306635280"/><text:span text:style-name="T7">n up to 4 digit number on the cab can also be selected using this method.</text:span></text:p>
        </text:list-item>
        <text:list-item>
          <text:p text:style-name="P49"><text:span text:style-name="T7">A large software system designed to control model railroads has a system-specifi</text:span><text:change-end text:change-id="ct94794306635280"/><text:change-start text:change-id="ct94794264148400"/><text:span text:style-name="T7">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794264148400"/><text:change-start text:change-id="ct94794264425664"/><text:span text:style-name="T7">trigger an OpenLCB-connected Command Station to create a Virtual Node. The Command Station uses its settings to decide whether it should be a DCC protocol train or some other protocol (e.g. Marklin-Motorola). </text:span><text:change-end text:change-id="ct94794264425664"/><text:change-start text:change-id="ct94794263879376"/><text:span text:style-name="T7">A radio-equipped OpenLCB locomotive that has an up to 4 digit number on the cab can also be selected using this method.</text:span><text:change-end text:change-id="ct94794263879376"/><text:change-start text:change-id="ct94794286034880"/></text:p>
        </text:list-item>
      </text:list>
      <text:h text:style-name="Heading_20_2" text:outline-level="2"><text:bookmark-start text:name="__RefHeading___Toc3669_230736179"/>Unserved Use Cases<text:bookmark-end text:name="__RefHeading___Toc3669_230736179"/><text:change-end text:change-id="ct94794286034880"/><text:change-start text:change-id="ct94794259900544"/></text:h>
      <text:list xml:id="list3555029097" text:style-name="L4">
        <text:list-item>
          <text:p text:style-name="P39">The Train Search protocol is not a generic <text:change-end text:change-id="ct94794259900544"/><text:change-start text:change-id="ct94794242419520"/>search protocol. <text:span text:style-name="T7">It is not possible to search for any other entity than a Node</text:span><text:span text:style-name="T7"><text:note text:id="ftn3" text:note-class="footnote"><text:note-citation>3</text:note-citation><text:note-body><text:p text:style-name="Footnote"><text:change-start text:change-id="ct94794301030880"/>For example it is not possible to search for an Event.<text:change-end text:change-id="ct94794301030880"/></text:p></text:note-body></text:note></text:span><text:span text:style-name="T7">. </text:span>While the concept could be u<text:change-end text:change-id="ct94794242419520"/><text:change-start text:change-id="ct94794304974368"/>sed for searching for other types of nodes, the specific allocation shall only be used for searching for Train Nodes. This is necessary in order to ensure that Throttles that use this allocation properly function on the network.</text:p>
        </text:list-item>
        <text:list-item>
          <text:p text:style-name="P39"><text:change-end text:change-id="ct94794304974368"/><text:change-start text:change-id="ct94794234155680"/>The search results are only Node IDs. If <text:span text:style-name="T7">additional information beyond the Node ID is needed (such as user-visible name), the Throttle has to use other protocols (such as the Simple Node Identification Protocol) to query that information</text:span><text:change-end text:change-id="ct94794234155680"/><text:change-start text:change-id="ct94794274276464"/><text:span text:style-name="T7">.</text:span></text:p>
        </text:list-item>
        <text:list-item>
          <text:p text:style-name="P39"><text:change-end text:change-id="ct94794274276464"/><text:change-start text:change-id="ct94794237667280"/><text:span text:style-name="T7">Only digits are supported in the search query. The maximum length of the query is 6 digits.</text:span><text:change-end text:change-id="ct94794237667280"/><text:change-start text:change-id="ct94794234559904"/><text:span text:style-name="T7"> Longer and alphanumeric search queries are not supported.</text:span><text:change-end text:change-id="ct94794234559904"/><text:change-start text:change-id="ct94794230913968"/></text:p>
        </text:list-item>
        <text:list-item>
          <text:p text:style-name="P40"><text:span text:style-name="T7">A Command Station can only receive a signal using the Train Search Protocol when the user wants a new Virtual Train Node to be created. The Tra</text:span><text:change-end text:change-id="ct94794230913968"/><text:change-start text:change-id="ct94794265499728"/><text:span text:style-name="T7">in Search Protocol does not support giving a signal to the Command Station on when to </text:span><text:span text:style-name="T17">delete</text:span><text:span text:style-name="T18"> a Virtual Train Node.</text:span><text:change-end text:change-id="ct94794265499728"/><text:change-start text:change-id="ct94794263580080"/></text:p>
        </text:list-item>
      </text:list>
      <text:h text:style-name="P21" text:outline-level="2">Overview of the Protocol</text:h>
      <text:p text:style-name="P53"><text:change-end text:change-id="ct94794263580080"/><text:change-start text:change-id="ct94794316488016"/>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50"><text:change-end text:change-id="ct94794316488016"/><text:change-start text:change-id="ct94794303705520"/><text:soft-page-break/>Th<text:change-end text:change-id="ct94794303705520"/><text:change-start text:change-id="ct94794258209808"/>e input from the <text:span text:style-name="T7">T</text:span>hrottle side is a number with up to 6 digits. This number is encoded using BCD into 3 bytes. An additional flag byte is appended that <text:change-end text:change-id="ct94794258209808"/><text:change-start text:change-id="ct94794319805328"/><text:span text:style-name="T35">describes options related to protocol to be used (e.g. DCC with 128-speed-step) </text:span><text:change-end text:change-id="ct94794319805328"/><text:change-start text:change-id="ct94794244029728"/><text:span text:style-name="T36">and specifies certain behavioral parameters for </text:span><text:span text:style-name="T15">what Train Nodes should report a match</text:span><text:span text:style-name="T36">. A fixed 4-byte prefix is prepended</text:span><text:change-end text:change-id="ct94794244029728"/><text:change-start text:change-id="ct94794308128432"/><text:span text:style-name="T36">, which yields an Event ID.</text:span></text:p>
      <text:p text:style-name="P51">The Throttle sends out an Identify Producer (broadcast) messa<text:change-end text:change-id="ct94794308128432"/><text:change-start text:change-id="ct94794277199584"/>ge to the bus. This broadcast message will reach all segments where there is a Command Station or a native OpenLCB Train Node<text:note text:id="ftn1" text:note-class="footnote"><text:note-citation>4</text:note-citation><text:note-body><text:p text:style-name="P16"><text:change-start text:change-id="ct94794302643808"/>Command Stations and <text:change-end text:change-id="ct94794302643808"/><text:change-start text:change-id="ct94794300995392"/>Train Nodes shall declare <text:span text:style-name="T19">themselves</text:span> by sending a Producer Range Identified message upon startup that covers the entire range of the Train Search Protocol Event IDs.<text:change-end text:change-id="ct94794300995392"/></text:p></text:note-body></text:note>.<text:change-end text:change-id="ct94794277199584"/><text:change-start text:change-id="ct94794319802320"/></text:p>
      <text:p text:style-name="P51">Train Nodes (<text:span text:style-name="T7">both OpenLCB-connected and Command Station managed)</text:span>, upon <text:span text:style-name="T7">receipt</text:span> <text:change-end text:change-id="ct94794319802320"/><text:change-start text:change-id="ct94794304783296"/>of such Identify Producer command, will evaluate the request <text:change-end text:change-id="ct94794304783296"/><text:change-start text:change-id="ct94794304199600"/>against their identifying prope<text:change-end text:change-id="ct94794304199600"/><text:change-start text:change-id="ct94794264424144"/>rties (e.g. address, cab number, Node name). If they find that the <text:span text:style-name="T7">request matches their identifying properties, the Node responds with a Producer Identified message on the same Event ID.</text:span><text:change-end text:change-id="ct94794264424144"/><text:change-start text:change-id="ct94794264047440"/><text:span text:style-name="T7"> </text:span><text:span text:style-name="T16">If the request does not match that node, no Producer Identified message </text:span><text:change-end text:change-id="ct94794264047440"/><text:change-start text:change-id="ct94794304164672"/><text:span text:style-name="T16">is emitted.</text:span><text:change-end text:change-id="ct94794304164672"/><text:change-start text:change-id="ct94794263885216"/></text:p>
      <text:p text:style-name="P52"><text:span text:style-name="T7">If no response arrives for 200 msec, and the request </text:span><text:change-end text:change-id="ct94794263885216"/><text:change-start text:change-id="ct94794263977824"/><text:span text:style-name="T7">specifies so, then a Command Station will create a new Virtual Train Node matching the parameters in the request. The new Node will then emit a Producer Identified message to the bus.</text:span></text:p>
      <text:p text:style-name="P52"><text:change-end text:change-id="ct94794263977824"/><text:change-start text:change-id="ct94794263747936"/><text:span text:style-name="T7">The Throttle is waiting for Producer Identified messages on their requested Event ID. These messages contain a Source Node ID (or equivalent representation). </text:span><text:change-end text:change-id="ct94794263747936"/><text:change-start text:change-id="ct94794302333536"/><text:span text:style-name="T7">These are the search results. </text:span><text:change-end text:change-id="ct94794302333536"/><text:change-start text:change-id="ct94794263667088"/><text:span text:style-name="T7">The Throttle may pick the first search result’s Node ID and operate that train using the Traction Protocol, or if multiple </text:span><text:change-end text:change-id="ct94794263667088"/><text:change-start text:change-id="ct94794263735296"/><text:span text:style-name="T7">responses arrive, then the Throttle may interrogate those Nodes using the SNIP and PIP protocol to present a list of possible trains to select to the user, if there is a display.</text:span><text:change-end text:change-id="ct94794263735296"/></text:p>
      <text:h text:style-name="Heading_20_1" text:outline-level="1"><text:bookmark-start text:name="__RefHeading___Toc3671_230736179"/>Annotations to the Standard<text:bookmark-end text:name="__RefHeading___Toc3671_230736179"/><text:change-start text:change-id="ct94794307356048"/></text:h>
      <text:p text:style-name="P46">The Subsections herein mirror the structure of the Train Search Protocol Standard document.<text:change-end text:change-id="ct94794307356048"/></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794234760560"/></text:p>
      <text:p text:style-name="P41"><text:change-end text:change-id="ct94794234760560"/><text:change-start text:change-id="ct94794304484848"/>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7">T</text:span>hrottles to operate using the Train Search Protocol.<text:change-end text:change-id="ct94794304484848"/></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794233485488"/><text:span text:style-name="T32">s</text:span><text:change-end text:change-id="ct94794233485488"/> and Context<text:bookmark-end text:name="__RefHeading___Toc3677_230736179"/></text:h>
      <text:p text:style-name="Standard"><text:change text:change-id="ct94794271433008"/><text:change text:change-id="ct94794261213280"/><text:change text:change-id="ct94794258006080"/><text:change-start text:change-id="ct94794226032080"/><text:span text:style-name="T12">There is no reference to the Traction Protocol, which the Throttle would use to drive actual trains.</text:span><text:change-end text:change-id="ct94794226032080"/> <text:change-start text:change-id="ct94794305485984"/><text:span text:style-name="T32">This is on purpose, because the scope of the Train Search Protocol ends after the Throttle discovers the Node ID.</text:span><text:change-end text:change-id="ct94794305485984"/><text:change-start text:change-id="ct94794271400160"/><text:span text:style-name="T32"> </text:span><text:span text:style-name="T37">The scope of the Traction Protocol begins once a Node ID is known.</text:span><text:change-end text:change-id="ct94794271400160"/><text:change-start text:change-id="ct94794262371856"/></text:p>
      <text:h text:style-name="Heading_20_2" text:outline-level="2"><text:bookmark-start text:name="__RefHeading___Toc3679_230736179"/><text:soft-page-break/>Message Formats<text:bookmark-end text:name="__RefHeading___Toc3679_230736179"/></text:h>
      <text:p text:style-name="Standard"><text:change-end text:change-id="ct94794262371856"/><text:change text:change-id="ct94794258741536"/><text:change-start text:change-id="ct94794226249760"/><text:span text:style-name="T12">This Standard is built on top of the Event Transport Standard. All of the necessary messages to operate this protocol </text:span><text:change-end text:change-id="ct94794226249760"/><text:change-start text:change-id="ct94794307353248"/><text:span text:style-name="T13">are allocated and defined in that Standard.</text:span><text:change-end text:change-id="ct94794307353248"/><text:change text:change-id="ct94794304403440"/><text:change-start text:change-id="ct94794262371408"/></text:p>
      <text:h text:style-name="Heading_20_2" text:outline-level="2"><text:bookmark-start text:name="__RefHeading___Toc3681_230736179"/><text:change-end text:change-id="ct94794262371408"/><text:change text:change-id="ct94794304273072"/><text:change-start text:change-id="ct94794304718096"/>Allocation<text:bookmark-end text:name="__RefHeading___Toc3681_230736179"/><text:change-end text:change-id="ct94794304718096"/><text:change-start text:change-id="ct94794300858272"/></text:h>
      <text:h text:style-name="Heading_20_3" text:outline-level="3"><text:bookmark-start text:name="__RefHeading___Toc3683_230736179"/><text:change-end text:change-id="ct94794300858272"/><text:change-start text:change-id="ct94794301940576"/>Identifier Range allocation and License terms<text:bookmark-end text:name="__RefHeading___Toc3683_230736179"/></text:h>
      <text:p text:style-name="P46">The Train Search Protocol was developed <text:span text:style-name="T7">for</text:span> and proposed as a Standard by Train Control Systems, Inc. <text:span text:style-name="T33">It is a valid use of the U</text:span><text:change-end text:change-id="ct94794301940576"/><text:change-start text:change-id="ct94794304281616"/><text:span text:style-name="T33">n</text:span><text:change-end text:change-id="ct94794304281616"/><text:change-start text:change-id="ct94794227006240"/><text:span text:style-name="T33">ique Identifiers allocated to any specific party for that party to develop proprietary protocols for operating on the OpenLCB </text:span><text:span text:style-name="T14">network</text:span><text:span text:style-name="T33">. It is also valid for this party to offer the developed protocol with appropriate documentation as a proposed Standard.</text:span></text:p>
      <text:p text:style-name="P47">The licensing terms attached to the Standard <text:span text:style-name="T7">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794227006240"/><text:change text:change-id="ct94794226283200"/><text:change-start text:change-id="ct94794304082048"/><text:s/><text:change-end text:change-id="ct94794304082048"/><text:change-start text:change-id="ct94794278407712"/>Identifier Format<text:bookmark-end text:name="__RefHeading___Toc3685_230736179"/></text:h>
      <text:p text:style-name="P48"><text:change-end text:change-id="ct94794278407712"/><text:change-start text:change-id="ct94794233589648"/>This section only defines what the individual bits and bytes of the given identifiers <text:span text:style-name="T7">are allocated to</text:span>. It is <text:span text:style-name="T34">described </text:span>in the Section <text:change-end text:change-id="ct94794233589648"/><text:change-start text:change-id="ct94794308044208"/>‘Interactions’ how the different parties should be using those fields and identifiers.<text:change-end text:change-id="ct94794308044208"/><text:change-start text:change-id="ct94794282084112"/></text:p>
      <text:p text:style-name="P53">Notes about the symbols used in the Track Protocol table:</text:p>
      <text:list xml:id="list153761748" text:style-name="L6">
        <text:list-item>
          <text:p text:style-name="P54">0b10 is a binary number of size 2 bits. The MSB is 0, the LSB is 1.</text:p>
        </text:list-item>
        <text:list-item>
          <text:p text:style-name="P54">" signals a repeat o<text:change-end text:change-id="ct94794282084112"/><text:change-start text:change-id="ct94794307467808"/>f the previous <text:span text:style-name="T7">row</text:span>’s value in this column.</text:p>
        </text:list-item>
        <text:list-item>
          <text:p text:style-name="P54">* signals that the row applies to all possible values in this field<text:change-end text:change-id="ct94794307467808"/><text:change-start text:change-id="ct94794301690064"/>.<text:change-end text:change-id="ct94794301690064"/><text:change-start text:change-id="ct94794304278368"/></text:p>
        </text:list-item>
      </text:list>
      <text:h text:style-name="Heading_20_2" text:outline-level="2"><text:bookmark-start text:name="__RefHeading___Toc3687_230736179"/>Interactions<text:bookmark-end text:name="__RefHeading___Toc3687_230736179"/></text:h>
      <text:p text:style-name="Standard">Cum sociis natoque penatibus et magnis dis parturient montes, nascetur ridiculus mus. <text:change-end text:change-id="ct94794304278368"/><text:change-start text:change-id="ct94794260172256"/></text:p>
      <text:h text:style-name="Heading_20_3" text:outline-level="3"><text:bookmark-start text:name="__RefHeading___Toc3689_230736179"/>Search for existing train nodes<text:bookmark-end text:name="__RefHeading___Toc3689_230736179"/></text:h>
      <text:h text:style-name="Heading_20_3" text:outline-level="3"><text:bookmark-start text:name="__RefHeading___Toc3691_230736179"/>Allocate a new Train Node<text:bookmark-end text:name="__RefHeading___Toc3691_230736179"/></text:h>
      <text:h text:style-name="Heading_20_3" text:outline-level="3"><text:bookmark-start text:name="__RefHeading___Toc3693_230736179"/>Event Identifier matching algorithm<text:bookmark-end text:name="__RefHeading___Toc3693_230736179"/><text:change-end text:change-id="ct94794260172256"/><text:change-start text:change-id="ct94794305465104"/></text:h>
      <text:h text:style-name="Heading_20_3" text:outline-level="3"><text:bookmark-start text:name="__RefHeading___Toc3695_230736179"/>Search Result Differentiation<text:bookmark-end text:name="__RefHeading___Toc3695_230736179"/><text:change-end text:change-id="ct94794305465104"/></text:h>
      <text:h text:style-name="Heading_20_1" text:outline-level="1"><text:bookmark-start text:name="__RefHeading___Toc3697_230736179"/><text:change text:change-id="ct94794263296032"/><text:change-start text:change-id="ct94794301605184"/><text:span text:style-name="T22">Alternatives considered</text:span><text:bookmark-end text:name="__RefHeading___Toc3697_230736179"/><text:change-end text:change-id="ct94794301605184"/><text:change text:change-id="ct94794262365200"/></text:h>
      <text:list xml:id="list875586251" text:style-name="L5">
        <text:list-item>
          <text:p text:style-name="P34"><text:change-start text:change-id="ct94794237521456"/>A more generic protocol could be developed for searching for Nodes on the network; this may be peer-to-peer or based on a centralized database built and maintained <text:span text:style-name="T30">by a single Node</text:span> that <text:span text:style-name="T30">stores</text:span> details about all Nodes available on the network (including all Train Nodes).<text:line-break/><text:line-break/><text:span text:style-name="T31">At the time of this writing, no specific proposals exist </text:span><text:span text:style-name="T11">for this protocol. The requirements space and ambiguity in this domain is very large, and initial discussions in the OpenLCB Group have not sufficed to identify a straightforward solution to this problem.</text:span></text:p>
        </text:list-item>
        <text:list-item>
          <text:p text:style-name="P43">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text:soft-page-break/>querying identifying properties such as train name.<text:line-break/><text:line-break/><text:span text:style-name="T31">Without a throttling mechanism, using this method to find and identify Train Nodes would require an unbounded amount of memory for the Throttle Nodes. This makes it difficult to build simple and cost efficient Throttles.</text:span></text:p>
        </text:list-item>
        <text:list-item>
          <text:p text:style-name="P34">All Train Nodes can be identified using the Well-Known Event ID IsTrain. <text:span text:style-name="T30">There is no throttling mechanism provisioned to maintain the list of replies with a limited amount of memory.<text:line-break/><text:line-break/></text:span><text:span text:style-name="T31">Without a throttling mechanism, using this method to find and identify Train Nodes would require an unbounded amount of memory for the Throttle Nodes. This makes it difficult to build simple and cost efficient Throttles.</text:span></text:p>
        </text:list-item>
        <text:list-item>
          <text:p text:style-name="P42">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794237521456"/><text:change-start text:change-id="ct94794281028320"/><text:line-break/><text:line-break/><text:change-end text:change-id="ct94794281028320"/><text:change-start text:change-id="ct94794303501968"/><text:span text:style-name="T31">There was an actual protocol proposal developed for this alternative under the name of Traction Proxy Protocol. </text:span><text:change-end text:change-id="ct94794303501968"/><text:change-start text:change-id="ct94794300068048"/><text:span text:style-name="T32">The difficulty with this approach is that </text:span><text:change-end text:change-id="ct94794300068048"/><text:change-start text:change-id="ct94794307226720"/><text:span text:style-name="T32">a Throttle can be programmed to operate using the Traction Proxy Protocol, which would make the Throttle work well with a Command Station, but naturally exclude the ability of this Throttle to connect to </text:span><text:change-end text:change-id="ct94794307226720"/><text:change-start text:change-id="ct94794226251008"/><text:span text:style-name="T32">native </text:span><text:change-end text:change-id="ct94794226251008"/><text:change-start text:change-id="ct94794260109936"/><text:span text:style-name="T32">OpenLCB Train Nodes. This makes the solution not </text:span><text:span text:style-name="T12">desirable as a long-term offering, as it does not provide a seamless upgrade path to radio-equipped locomotives.</text:span><text:change-end text:change-id="ct94794260109936"/><text:change-start text:change-id="ct94794306528336"/></text:p>
        </text:list-item>
        <text:list-item>
          <text:p text:style-name="P44"><text:change-end text:change-id="ct94794306528336"/><text:change text:change-id="ct94794305963456"/><text:change-start text:change-id="ct94794232530784"/><text:span text:style-name="T32">Instead of </text:span><text:span text:style-name="T12">encoding the information to transmit in Event IDs, a protocol could be developed using custom OpenLCB messages that are marked as global/broadcast in the MTI. </text:span><text:change-end text:change-id="ct94794232530784"/><text:change-start text:change-id="ct94794305384480"/><text:span text:style-name="T12">This would allow </text:span><text:span text:style-name="T13">fewer</text:span><text:span text:style-name="T12"> compromises around the encoding.</text:span><text:change-end text:change-id="ct94794305384480"/><text:change-start text:change-id="ct94794261653184"/><text:span text:style-name="T12"><text:line-break/><text:line-break/></text:span><text:span text:style-name="T13">Creating a new broadcast protocol would pose difficult questions around buffering and traffic routing. </text:span><text:change-end text:change-id="ct94794261653184"/><text:change-start text:change-id="ct94794265476144"/><text:span text:style-name="T13">The Event Transport Standard has specific preparation about interconnecting different network segments with filtering and routing for example. All of these features would need to be specifically duplicated to reach a similar performance characteristics</text:span><text:change-end text:change-id="ct94794265476144"/><text:change-start text:change-id="ct94794258918880"/><text:span text:style-name="T13"> as using Events. The duplicate features would then have to be specifically implemented by all gateways and routers.<text:line-break/><text:line-break/>Even wi</text:span><text:change-end text:change-id="ct94794258918880"/><text:change-start text:change-id="ct94794243812368"/><text:span text:style-name="T13">th a protocol defining custom messages, there would be a fairly strict limit on the amount of payload bytes that can be transported. This is because there is no generic protocol for transporting broadcast messages on CAN-bus </text:span><text:change-end text:change-id="ct94794243812368"/><text:change-start text:change-id="ct94794304222304"/><text:span text:style-name="T13">with more than 8 bytes of payload.</text:span><text:change-end text:change-id="ct94794304222304"/></text:p>
        </text:list-item>
      </text:list>
      <text:h text:style-name="Heading_20_1" text:outline-level="1"><text:bookmark-start text:name="__RefHeading___Toc3699_230736179"/><text:change text:change-id="ct94794257558096"/><text:change-start text:change-id="ct94794257560288"/><text:span text:style-name="T23">Test Vectors</text:span><text:bookmark-end text:name="__RefHeading___Toc3699_230736179"/><text:change-end text:change-id="ct94794257560288"/></text:h>
      <text:h text:style-name="Heading_20_2" text:outline-level="2"><text:change text:change-id="ct94794246827328"/></text:h>
      <text:h text:style-name="Heading_20_1" text:outline-level="1"><text:bookmark-start text:name="__RefHeading___Toc3701_230736179"/><text:soft-page-break/>Section Title<text:bookmark-end text:name="__RefHeading___Toc3701_230736179"/></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change-start text:change-id="ct94794263114720"/></text:p>
      <text:p text:style-name="P9"><text:change-end text:change-id="ct947942631147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text:s/>1 <text:s/>Introduction<text:tab/>1</text:p>
          <text:p text:style-name="P11"><text:s/>1.1 <text:s/>Background<text:tab/>1</text:p>
          <text:p text:style-name="P12"><text:s/>1.1.1 <text:s/>Relation to Traction Protocol<text:tab/>1</text:p>
          <text:p text:style-name="P12"><text:s/>1.1.2 <text:s/>Relation to Legacy Track Protocols<text:tab/>1</text:p>
          <text:p text:style-name="P12"><text:s/>1.1.3 <text:s/>Relation to other Search and Discovery Protocols<text:tab/>2</text:p>
          <text:p text:style-name="P11"><text:s/>1.2 <text:s/>Served Use Cases<text:tab/>2</text:p>
          <text:p text:style-name="P11"><text:s/>1.3 <text:s/>Unserved Use Cases<text:tab/>3</text:p>
          <text:p text:style-name="P10"><text:s/>2 <text:s/>Annotations to the Standard<text:tab/>3</text:p>
          <text:p text:style-name="P11"><text:s/>2.1 <text:s/>Introduction<text:tab/>4</text:p>
          <text:p text:style-name="P11"><text:s/>2.2 <text:s/>Intended Use<text:tab/>4</text:p>
          <text:p text:style-name="P11"><text:s/>2.3 <text:s/>References and Context<text:tab/>4</text:p>
          <text:p text:style-name="P11"><text:s/>2.4 <text:s/>Message Formats<text:tab/>4</text:p>
          <text:p text:style-name="P11"><text:s/>2.5 <text:s/>Allocation<text:tab/>4</text:p>
          <text:p text:style-name="P12"><text:s/>2.5.1 <text:s/>Identifier Range allocation and License terms<text:tab/>4</text:p>
          <text:p text:style-name="P12"><text:s/>2.5.2 <text:s text:c="2"/>Identifier Format<text:tab/>4</text:p>
          <text:p text:style-name="P11"><text:s/>2.6 <text:s/>Interactions<text:tab/>4</text:p>
          <text:p text:style-name="P12"><text:s/>2.6.1 <text:s/>Search for existing train nodes<text:tab/>4</text:p>
          <text:p text:style-name="P12"><text:s/>2.6.2 <text:s/>Allocate a new Train Node<text:tab/>4</text:p>
          <text:p text:style-name="P12"><text:s/>2.6.3 <text:s/>Event Identifier matching algorithm<text:tab/>4</text:p>
          <text:p text:style-name="P12"><text:s/>2.6.4 <text:s/>Search Result Differentiation<text:tab/>4</text:p>
          <text:p text:style-name="P10"><text:s/>3 <text:s/>Alternatives considered<text:tab/>4</text:p>
          <text:p text:style-name="P10"><text:s/>4 <text:s/>Test Vectors<text:tab/>6</text:p>
          <text:p text:style-name="P10"><text:s/>5 <text:s/>Section Title<text:tab/>6</text:p>
        </text:index-body>
      </text:table-of-conten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2"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style:use-window-font-color="true" loext:opacity="0%" style:font-name="Times New Roman" officeooo:rsid="001b1c73" style:font-name-asian="Times New Roman" style:font-name-complex="Times New Roman" style:language-complex="ar" style:country-complex="SA"/>
    </style:style>
    <style:style style:name="MT3" style:family="text">
      <style:text-properties fo:font-size="8pt" style:font-size-asian="8pt" style:font-size-complex="8pt"/>
    </style:style>
    <style:style style:name="MT4" style:family="text">
      <style:text-properties fo:font-size="8pt" officeooo:rsid="001aeae9" style:font-size-asian="8pt" style:font-size-complex="8pt"/>
    </style:style>
    <style:style style:name="MT5" style:family="text">
      <style:text-properties fo:font-size="8pt" officeooo:rsid="001afb86"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style:use-window-font-color="true" loext:opacity="0%" fo:language="en" fo:country="US" officeooo:rsid="000d1caa" style:font-name-asian="Times New Roman" style:font-name-complex="Times New Roman" style:language-complex="ar" style:country-complex="S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794228160304" text:id="ct94794228160304">
            <text:deletion>
              <office:change-info>
                <dc:creator>Bob Jacobsen</dc:creator>
                <dc:date>2013-02-15T12:47:00</dc:date>
              </office:change-info>
              <text:p text:style-name="MP1">-CAN</text:p>
            </text:deletion>
          </text:changed-region>
          <text:changed-region xml:id="ct94794304021968" text:id="ct94794304021968">
            <text:deletion>
              <office:change-info>
                <dc:creator>Balazs Racz</dc:creator>
                <dc:date>2021-01-17T11:27:08</dc:date>
              </office:change-info>
              <text:p text:style-name="MP1">Praesent Gravida</text:p>
            </text:deletion>
          </text:changed-region>
          <text:changed-region xml:id="ct94794244204224" text:id="ct94794244204224">
            <text:insertion>
              <office:change-info>
                <dc:creator>Balazs Racz</dc:creator>
                <dc:date>2021-01-17T11:27:08</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794228160304"/> <text:change text:change-id="ct94794304021968"/><text:change-start text:change-id="ct94794244204224"/><text:span text:style-name="MT2">Train Search Protocol</text:span><text:change-end text:change-id="ct94794244204224"/> Technical Note</text:p>
      </style:header>
      <style:footer>
        <text:tracked-changes>
          <text:changed-region xml:id="ct94794226040912" text:id="ct94794226040912">
            <text:insertion>
              <office:change-info>
                <dc:creator>Balazs Racz</dc:creator>
                <dc:date>2021-01-17T00:58:16</dc:date>
              </office:change-info>
            </text:insertion>
          </text:changed-region>
          <text:changed-region xml:id="ct94794307887952" text:id="ct94794307887952">
            <text:deletion>
              <office:change-info>
                <dc:creator>Balazs Racz</dc:creator>
                <dc:date>2021-01-17T00:58:16</dc:date>
              </office:change-info>
              <text:p text:style-name="MP4"><text:span text:style-name="Page_20_Number"><text:span text:style-name="MT4">1</text:span></text:span></text:p>
            </text:deletion>
          </text:changed-region>
          <text:changed-region xml:id="ct94794262448000" text:id="ct94794262448000">
            <text:deletion>
              <office:change-info>
                <dc:creator>Bob Jacobsen</dc:creator>
                <dc:date>2012-03-27T10:08:00</dc:date>
              </office:change-info>
              <text:p text:style-name="MP4"><text:span text:style-name="Page_20_Number"><text:span text:style-name="MT4">1</text:span></text:span></text:p>
            </text:deletion>
          </text:changed-region>
          <text:changed-region xml:id="ct94794262447760" text:id="ct94794262447760">
            <text:deletion>
              <office:change-info>
                <dc:creator>Balazs Racz</dc:creator>
                <dc:date>2021-01-17T00:58:16</dc:date>
              </office:change-info>
              <text:p text:style-name="MP4"><text:span text:style-name="Page_20_Number"><text:span text:style-name="MT4">3</text:span></text:span></text:p>
            </text:deletion>
            <text:insertion>
              <office:change-info office:chg-author="Bob Jacobsen" office:chg-date-time="2013-01-27T11:48:00"/>
            </text:insertion>
          </text:changed-region>
          <text:changed-region xml:id="ct94794262447520" text:id="ct94794262447520">
            <text:insertion>
              <office:change-info>
                <dc:creator>Bob Jacobsen</dc:creator>
                <dc:date>2013-04-06T19:14:00</dc:date>
              </office:change-info>
            </text:insertion>
          </text:changed-region>
          <text:changed-region xml:id="ct94794244150736" text:id="ct94794244150736">
            <text:deletion>
              <office:change-info>
                <dc:creator>Bob Jacobsen</dc:creator>
                <dc:date>2013-02-06T22:28:00</dc:date>
              </office:change-info>
              <text:p text:style-name="MP4"><text:span text:style-name="Page_20_Number"><text:span text:style-name="MT3"><text:date style:data-style-name="N121" text:date-value="2021-01-17T12:13:25.468556564">1/17/2021</text:date></text:span></text:span></text:p>
            </text:deletion>
          </text:changed-region>
        </text:tracked-changes>
        <text:p text:style-name="MP4"><text:span text:style-name="Page_20_Number"><text:span text:style-name="MT3">Copyright 20</text:span></text:span><text:change-start text:change-id="ct94794226040912"/><text:span text:style-name="Page_20_Number"><text:span text:style-name="MT4">21</text:span></text:span><text:change-end text:change-id="ct94794226040912"/><text:change text:change-id="ct94794307887952"/><text:change text:change-id="ct94794262448000"/><text:change text:change-id="ct9479426244776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change-start text:change-id="ct94794262447520"/><text:span text:style-name="Page_20_Number"><text:span text:style-name="MT3"><text:date style:data-style-name="N75" text:date-value="2021-01-17T12:13:25.469737155">Jan 17, 2021</text:date></text:span></text:span><text:change-end text:change-id="ct94794262447520"/><text:change text:change-id="ct9479424415073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8"><draw:image xlink:href="Pictures/10000000000001310000006C3744CEBE52B1A98B.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9"><text:change-start text:change-id="ct94794300961024"/><text:span text:style-name="MT8">Train Search Protocol</text:span><text:change-end text:change-id="ct94794300961024"/><text:change text:change-id="ct94794300961264"/></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1-17T12:13:25.472159944">Jan 17, 2021</text:date></text:p>
            </table:table-cell>
            <table:table-cell table:style-name="Table1.C1" office:value-type="string">
              <text:p text:style-name="MP9">Preliminary</text:p>
            </table:table-cell>
          </table:table-row>
        </table:table>
        <text:p text:style-name="Header"/>
      </style:header>
      <style:footer>
        <text:tracked-changes>
          <text:changed-region xml:id="ct94794305775056" text:id="ct94794305775056">
            <text:insertion>
              <office:change-info>
                <dc:creator>Balazs Racz</dc:creator>
                <dc:date>2021-01-17T00:58:25</dc:date>
              </office:change-info>
            </text:insertion>
          </text:changed-region>
          <text:changed-region xml:id="ct94794270791200" text:id="ct94794270791200">
            <text:deletion>
              <office:change-info>
                <dc:creator>Balazs Racz</dc:creator>
                <dc:date>2021-01-17T00:58:25</dc:date>
              </office:change-info>
              <text:p text:style-name="MP6"><text:span text:style-name="Page_20_Number"><text:span text:style-name="MT5">1</text:span></text:span></text:p>
            </text:deletion>
          </text:changed-region>
          <text:changed-region xml:id="ct94794262453696" text:id="ct94794262453696">
            <text:deletion>
              <office:change-info>
                <dc:creator>Bob Jacobsen</dc:creator>
                <dc:date>2012-03-27T10:08:00</dc:date>
              </office:change-info>
              <text:p text:style-name="MP6"><text:span text:style-name="Page_20_Number"><text:span text:style-name="MT5">1</text:span></text:span></text:p>
            </text:deletion>
          </text:changed-region>
          <text:changed-region xml:id="ct94794262076784" text:id="ct94794262076784">
            <text:deletion>
              <office:change-info>
                <dc:creator>Balazs Racz</dc:creator>
                <dc:date>2021-01-17T00:58:25</dc:date>
              </office:change-info>
              <text:p text:style-name="MP6"><text:span text:style-name="Page_20_Number"><text:span text:style-name="MT5">3</text:span></text:span></text:p>
            </text:deletion>
            <text:insertion>
              <office:change-info office:chg-author="Bob Jacobsen" office:chg-date-time="2013-01-27T11:48:00"/>
            </text:insertion>
          </text:changed-region>
          <text:changed-region xml:id="ct94794262097376" text:id="ct94794262097376">
            <text:insertion>
              <office:change-info>
                <dc:creator>Bob Jacobsen</dc:creator>
                <dc:date>2013-04-06T19:14:00</dc:date>
              </office:change-info>
            </text:insertion>
          </text:changed-region>
          <text:changed-region xml:id="ct94794263300528" text:id="ct94794263300528">
            <text:deletion>
              <office:change-info>
                <dc:creator>Bob Jacobsen</dc:creator>
                <dc:date>2013-02-06T22:27:00</dc:date>
              </office:change-info>
              <text:p text:style-name="MP6"><text:span text:style-name="Page_20_Number"><text:span text:style-name="MT7"><text:date style:data-style-name="N121" text:date-value="2021-01-17T12:13:25.473288986">1/17/2021</text:date></text:span></text:span></text:p>
            </text:deletion>
          </text:changed-region>
        </text:tracked-changes>
        <text:p text:style-name="MP6"><text:span text:style-name="Page_20_Number"><text:span text:style-name="MT3">Copyright 20</text:span></text:span><text:change-start text:change-id="ct94794305775056"/><text:span text:style-name="Page_20_Number"><text:span text:style-name="MT5">21</text:span></text:span><text:change-end text:change-id="ct94794305775056"/><text:change text:change-id="ct94794270791200"/><text:change text:change-id="ct94794262453696"/><text:change text:change-id="ct9479426207678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8</text:page-count></text:span></text:span><text:span text:style-name="Page_20_Number"><text:span text:style-name="MT7"><text:s/>- </text:span></text:span><text:change-start text:change-id="ct94794262097376"/><text:span text:style-name="Page_20_Number"><text:span text:style-name="MT7"><text:date style:data-style-name="N75" text:date-value="2021-01-17T12:13:25.474370880">Jan 17, 2021</text:date></text:span></text:span><text:change-end text:change-id="ct94794262097376"/><text:change text:change-id="ct94794263300528"/></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79</meta:editing-cycles>
    <meta:editing-duration>PT12H47M37S</meta:editing-duration>
    <meta:generator>LibreOffice/7.0.4.2$Linux_X86_64 LibreOffice_project/00$Build-2</meta:generator>
    <dc:date>2021-01-17T12:13:25.349379640</dc:date>
    <dc:creator>Balazs Racz</dc:creator>
    <meta:document-statistic meta:table-count="1" meta:image-count="1" meta:object-count="0" meta:page-count="8" meta:paragraph-count="112" meta:word-count="3120" meta:character-count="19441" meta:non-whitespace-character-count="16365"/>
    <meta:user-defined meta:name="Info 1"/>
    <meta:user-defined meta:name="Info 2"/>
    <meta:user-defined meta:name="Info 3"/>
    <meta:user-defined meta:name="Info 4"/>
  </office:meta>
</office:document-meta>
</file>